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25in" fo:margin-left="0.1708in" table:align="left"/>
    </style:style>
    <style:style style:name="Table1.A" style:family="table-column">
      <style:table-column-properties style:column-width="3.2917in"/>
    </style:style>
    <style:style style:name="Table1.B" style:family="table-column">
      <style:table-column-properties style:column-width="3.333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7188in" fo:margin-left="0.2125in" table:align="left"/>
    </style:style>
    <style:style style:name="Table2.A" style:family="table-column">
      <style:table-column-properties style:column-width="3.25in"/>
    </style:style>
    <style:style style:name="Table2.B" style:family="table-column">
      <style:table-column-properties style:column-width="3.468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e0319"/>
    </style:style>
    <style:style style:name="P2" style:family="paragraph" style:parent-style-name="Text_20_body">
      <style:text-properties officeooo:rsid="001e0319" officeooo:paragraph-rsid="001e0319"/>
    </style:style>
    <style:style style:name="P3" style:family="paragraph" style:parent-style-name="Text_20_body">
      <style:text-properties officeooo:rsid="001f80c2" officeooo:paragraph-rsid="001f80c2"/>
    </style:style>
    <style:style style:name="P4" style:family="paragraph" style:parent-style-name="Text_20_body">
      <style:text-properties officeooo:rsid="001f80c2" officeooo:paragraph-rsid="003b9031"/>
    </style:style>
    <style:style style:name="P5" style:family="paragraph" style:parent-style-name="Text_20_body">
      <style:text-properties officeooo:rsid="002260ea" officeooo:paragraph-rsid="002260ea"/>
    </style:style>
    <style:style style:name="P6" style:family="paragraph" style:parent-style-name="Text_20_body">
      <style:text-properties officeooo:rsid="00282f8a" officeooo:paragraph-rsid="004a6cdc"/>
    </style:style>
    <style:style style:name="P7" style:family="paragraph" style:parent-style-name="Text_20_body">
      <style:text-properties officeooo:rsid="002990a9" officeooo:paragraph-rsid="002990a9"/>
    </style:style>
    <style:style style:name="P8" style:family="paragraph" style:parent-style-name="Text_20_body">
      <style:text-properties officeooo:rsid="001edb92" officeooo:paragraph-rsid="001edb92"/>
    </style:style>
    <style:style style:name="P9" style:family="paragraph" style:parent-style-name="Text_20_body">
      <style:text-properties fo:font-style="normal" fo:font-weight="normal" officeooo:rsid="002b52b9" officeooo:paragraph-rsid="002b52b9" style:font-style-asian="normal" style:font-weight-asian="normal" style:font-style-complex="normal" style:font-weight-complex="normal"/>
    </style:style>
    <style:style style:name="P10" style:family="paragraph" style:parent-style-name="Text_20_body">
      <style:text-properties fo:font-style="normal" fo:font-weight="normal" officeooo:rsid="002e9387" officeooo:paragraph-rsid="002990a9" style:font-style-asian="normal" style:font-weight-asian="normal" style:font-style-complex="normal" style:font-weight-complex="normal"/>
    </style:style>
    <style:style style:name="P11" style:family="paragraph" style:parent-style-name="Text_20_body">
      <style:text-properties fo:font-style="normal" fo:font-weight="normal" officeooo:rsid="0038d218" officeooo:paragraph-rsid="0049f0f1" style:font-style-asian="normal" style:font-weight-asian="normal" style:font-style-complex="normal" style:font-weight-complex="normal"/>
    </style:style>
    <style:style style:name="P12" style:family="paragraph" style:parent-style-name="Text_20_body">
      <style:text-properties fo:font-style="normal" fo:font-weight="normal" officeooo:rsid="005736aa" officeooo:paragraph-rsid="005736aa" style:font-style-asian="normal" style:font-weight-asian="normal" style:font-style-complex="normal" style:font-weight-complex="normal"/>
    </style:style>
    <style:style style:name="P13" style:family="paragraph" style:parent-style-name="Text_20_body">
      <style:text-properties fo:font-style="normal" fo:font-weight="normal" officeooo:rsid="00560720" officeooo:paragraph-rsid="00560720" style:font-style-asian="normal" style:font-weight-asian="normal" style:font-style-complex="normal" style:font-weight-complex="normal"/>
    </style:style>
    <style:style style:name="P14" style:family="paragraph" style:parent-style-name="Text_20_body">
      <style:text-properties fo:font-style="normal" fo:font-weight="normal" officeooo:rsid="005659f3" officeooo:paragraph-rsid="005659f3" style:font-style-asian="normal" style:font-weight-asian="normal" style:font-style-complex="normal" style:font-weight-complex="normal"/>
    </style:style>
    <style:style style:name="P15" style:family="paragraph" style:parent-style-name="Text_20_body">
      <style:text-properties fo:font-style="normal" fo:font-weight="normal" officeooo:rsid="005a95a0" officeooo:paragraph-rsid="005a95a0" style:font-style-asian="normal" style:font-weight-asian="normal" style:font-style-complex="normal" style:font-weight-complex="normal"/>
    </style:style>
    <style:style style:name="P16" style:family="paragraph" style:parent-style-name="Text_20_body">
      <style:text-properties officeooo:rsid="002e4a74" officeooo:paragraph-rsid="002e4a74"/>
    </style:style>
    <style:style style:name="P17" style:family="paragraph" style:parent-style-name="Text_20_body">
      <style:text-properties officeooo:rsid="003a2f12" officeooo:paragraph-rsid="0049f0f1"/>
    </style:style>
    <style:style style:name="P18" style:family="paragraph" style:parent-style-name="Text_20_body">
      <style:text-properties officeooo:rsid="0038c570" officeooo:paragraph-rsid="0049f0f1"/>
    </style:style>
    <style:style style:name="P19" style:family="paragraph" style:parent-style-name="Text_20_body">
      <style:text-properties officeooo:rsid="0038d218" officeooo:paragraph-rsid="0049f0f1"/>
    </style:style>
    <style:style style:name="P20" style:family="paragraph" style:parent-style-name="Text_20_body">
      <style:text-properties officeooo:rsid="0041a708" officeooo:paragraph-rsid="0041a708"/>
    </style:style>
    <style:style style:name="P21" style:family="paragraph" style:parent-style-name="Text_20_body">
      <style:text-properties officeooo:rsid="0043fde2" officeooo:paragraph-rsid="004544f2"/>
    </style:style>
    <style:style style:name="P22" style:family="paragraph" style:parent-style-name="Text_20_body">
      <style:text-properties officeooo:rsid="004ecbc2" officeooo:paragraph-rsid="004ecbc2"/>
    </style:style>
    <style:style style:name="P23" style:family="paragraph" style:parent-style-name="Text_20_body">
      <style:text-properties officeooo:rsid="0046fabf" officeooo:paragraph-rsid="005659f3"/>
    </style:style>
    <style:style style:name="P24" style:family="paragraph" style:parent-style-name="Text_20_body">
      <style:text-properties officeooo:rsid="00543b00" officeooo:paragraph-rsid="00543b00"/>
    </style:style>
    <style:style style:name="P25" style:family="paragraph" style:parent-style-name="Text_20_body">
      <style:text-properties officeooo:paragraph-rsid="00543b00"/>
    </style:style>
    <style:style style:name="P26" style:family="paragraph" style:parent-style-name="Text_20_body">
      <style:text-properties officeooo:rsid="00560720" officeooo:paragraph-rsid="00560720"/>
    </style:style>
    <style:style style:name="P27" style:family="paragraph" style:parent-style-name="Text_20_body">
      <style:text-properties officeooo:rsid="005736aa" officeooo:paragraph-rsid="005736aa"/>
    </style:style>
    <style:style style:name="P28" style:family="paragraph" style:parent-style-name="Text_20_body">
      <style:text-properties officeooo:paragraph-rsid="005736aa"/>
    </style:style>
    <style:style style:name="P29" style:family="paragraph" style:parent-style-name="Text_20_body">
      <style:text-properties officeooo:rsid="0059c65b" officeooo:paragraph-rsid="0059c65b"/>
    </style:style>
    <style:style style:name="P30" style:family="paragraph" style:parent-style-name="Text_20_body">
      <style:text-properties officeooo:rsid="005a95a0" officeooo:paragraph-rsid="005a95a0"/>
    </style:style>
    <style:style style:name="P31" style:family="paragraph" style:parent-style-name="Text_20_body">
      <style:text-properties officeooo:rsid="005ae4e9" officeooo:paragraph-rsid="005ae4e9"/>
    </style:style>
    <style:style style:name="P32" style:family="paragraph" style:parent-style-name="Text_20_body">
      <style:text-properties officeooo:rsid="005f2fad" officeooo:paragraph-rsid="005f2fad"/>
    </style:style>
    <style:style style:name="P33" style:family="paragraph" style:parent-style-name="Text_20_body">
      <style:paragraph-properties fo:break-before="page"/>
      <style:text-properties officeooo:rsid="001e0319" officeooo:paragraph-rsid="001e0319"/>
    </style:style>
    <style:style style:name="P34" style:family="paragraph" style:parent-style-name="Title">
      <style:text-properties officeooo:rsid="001e0319" officeooo:paragraph-rsid="001e0319"/>
    </style:style>
    <style:style style:name="P35" style:family="paragraph" style:parent-style-name="Drawing">
      <style:text-properties officeooo:rsid="001f80c2" officeooo:paragraph-rsid="001f80c2"/>
    </style:style>
    <style:style style:name="P36" style:family="paragraph" style:parent-style-name="Drawing">
      <style:text-properties officeooo:rsid="001f80c2" officeooo:paragraph-rsid="002260ea"/>
    </style:style>
    <style:style style:name="P37" style:family="paragraph" style:parent-style-name="Drawing">
      <style:text-properties fo:font-style="italic" fo:font-weight="normal" officeooo:rsid="001f80c2" officeooo:paragraph-rsid="005659f3" style:font-style-asian="italic" style:font-weight-asian="normal" style:font-style-complex="italic" style:font-weight-complex="normal"/>
    </style:style>
    <style:style style:name="P38" style:family="paragraph" style:parent-style-name="Drawing">
      <style:text-properties fo:font-style="italic" style:font-style-asian="italic" style:font-style-complex="italic"/>
    </style:style>
    <style:style style:name="P39" style:family="paragraph" style:parent-style-name="Frame_20_contents">
      <style:text-properties officeooo:rsid="00337e04" officeooo:paragraph-rsid="00337e04"/>
    </style:style>
    <style:style style:name="P40" style:family="paragraph" style:parent-style-name="Table_20_Contents">
      <style:text-properties officeooo:rsid="0020933f" officeooo:paragraph-rsid="0020933f"/>
    </style:style>
    <style:style style:name="P41" style:family="paragraph" style:parent-style-name="Table_20_Contents">
      <style:text-properties fo:font-weight="bold" officeooo:rsid="0020933f" officeooo:paragraph-rsid="0020933f" style:font-weight-asian="bold" style:font-weight-complex="bold"/>
    </style:style>
    <style:style style:name="P42" style:family="paragraph" style:parent-style-name="Table_20_Contents">
      <style:text-properties fo:font-weight="bold" officeooo:rsid="002260ea" officeooo:paragraph-rsid="002260ea" style:font-weight-asian="bold" style:font-weight-complex="bold"/>
    </style:style>
    <style:style style:name="P43" style:family="paragraph" style:parent-style-name="Table_20_Contents">
      <style:text-properties fo:font-weight="bold" officeooo:rsid="004ecbc2" officeooo:paragraph-rsid="004ecbc2" style:font-weight-asian="bold" style:font-weight-complex="bold"/>
    </style:style>
    <style:style style:name="P44" style:family="paragraph" style:parent-style-name="Table_20_Contents">
      <style:text-properties officeooo:rsid="002260ea" officeooo:paragraph-rsid="002260ea"/>
    </style:style>
    <style:style style:name="P45" style:family="paragraph" style:parent-style-name="Table_20_Contents">
      <style:text-properties officeooo:rsid="002260ea" officeooo:paragraph-rsid="003df6e7"/>
    </style:style>
    <style:style style:name="P46" style:family="paragraph" style:parent-style-name="Table_20_Contents">
      <style:text-properties officeooo:rsid="0023b48d" officeooo:paragraph-rsid="0023b48d"/>
    </style:style>
    <style:style style:name="P47" style:family="paragraph" style:parent-style-name="Table_20_Contents">
      <style:text-properties officeooo:rsid="0023b48d" officeooo:paragraph-rsid="00508752"/>
    </style:style>
    <style:style style:name="P48" style:family="paragraph" style:parent-style-name="Table_20_Contents">
      <style:text-properties fo:font-style="italic" fo:font-weight="bold" officeooo:rsid="003df6e7" officeooo:paragraph-rsid="003df6e7" style:font-style-asian="italic" style:font-weight-asian="bold" style:font-style-complex="italic" style:font-weight-complex="bold"/>
    </style:style>
    <style:style style:name="P49" style:family="paragraph" style:parent-style-name="Table_20_Contents">
      <style:text-properties fo:font-style="normal" fo:font-weight="normal" officeooo:rsid="002260ea" officeooo:paragraph-rsid="003df6e7" style:font-style-asian="normal" style:font-weight-asian="normal" style:font-style-complex="normal" style:font-weight-complex="normal"/>
    </style:style>
    <style:style style:name="P50" style:family="paragraph" style:parent-style-name="Table_20_Contents">
      <style:text-properties fo:font-style="normal" fo:font-weight="bold" officeooo:rsid="00508752" officeooo:paragraph-rsid="00508752" style:font-style-asian="normal" style:font-weight-asian="bold" style:font-style-complex="normal" style:font-weight-complex="bold"/>
    </style:style>
    <style:style style:name="P51" style:family="paragraph" style:parent-style-name="Table_20_Contents">
      <style:text-properties officeooo:rsid="004ecbc2" officeooo:paragraph-rsid="004ecbc2"/>
    </style:style>
    <style:style style:name="P52" style:family="paragraph" style:parent-style-name="Table_20_Contents">
      <style:text-properties officeooo:rsid="00508752" officeooo:paragraph-rsid="00508752"/>
    </style:style>
    <style:style style:name="P53" style:family="paragraph" style:parent-style-name="Table_20_Contents">
      <style:text-properties officeooo:rsid="005e852e" officeooo:paragraph-rsid="005e852e"/>
    </style:style>
    <style:style style:name="P54" style:family="paragraph" style:parent-style-name="Table_20_Contents">
      <style:text-properties officeooo:rsid="005f2fad" officeooo:paragraph-rsid="005f2fad"/>
    </style:style>
    <style:style style:name="P55" style:family="paragraph" style:parent-style-name="Quotations">
      <style:text-properties officeooo:rsid="0038c570" officeooo:paragraph-rsid="0049f0f1"/>
    </style:style>
    <style:style style:name="P56" style:family="paragraph" style:parent-style-name="Quotations">
      <style:text-properties style:font-name="Courier 10 Pitch" officeooo:rsid="0038c570" officeooo:paragraph-rsid="0049f0f1"/>
    </style:style>
    <style:style style:name="P57" style:family="paragraph" style:parent-style-name="Quotations">
      <style:text-properties fo:font-style="normal" fo:font-weight="normal" style:font-style-asian="normal" style:font-weight-asian="normal" style:font-style-complex="normal" style:font-weight-complex="normal"/>
    </style:style>
    <style:style style:name="P58" style:family="paragraph" style:parent-style-name="Quotations">
      <style:text-properties officeooo:rsid="001e0319" officeooo:paragraph-rsid="0031cd45"/>
    </style:style>
    <style:style style:name="P59" style:family="paragraph" style:parent-style-name="Standard">
      <style:text-properties officeooo:rsid="003a8942" officeooo:paragraph-rsid="003a8942"/>
    </style:style>
    <style:style style:name="P60" style:family="paragraph" style:parent-style-name="Standard">
      <style:text-properties fo:font-style="normal" fo:font-weight="normal" officeooo:rsid="003a8942" officeooo:paragraph-rsid="00560720" style:font-style-asian="normal" style:font-weight-asian="normal" style:font-style-complex="normal" style:font-weight-complex="normal"/>
    </style:style>
    <style:style style:name="P61" style:family="paragraph" style:parent-style-name="Text_20_body">
      <style:paragraph-properties fo:margin-left="0in" fo:margin-right="0.3937in" fo:text-indent="0in" style:auto-text-indent="false"/>
      <style:text-properties officeooo:rsid="004544f2" officeooo:paragraph-rsid="004544f2"/>
    </style:style>
    <style:style style:name="P62" style:family="paragraph" style:parent-style-name="Preformatted_20_Text">
      <style:text-properties officeooo:paragraph-rsid="0041a708"/>
    </style:style>
    <style:style style:name="P63" style:family="paragraph" style:parent-style-name="Preformatted_20_Text">
      <style:text-properties fo:font-style="normal" fo:font-weight="normal" style:font-style-asian="normal" style:font-weight-asian="normal" style:font-style-complex="normal" style:font-weight-complex="normal"/>
    </style:style>
    <style:style style:name="P64" style:family="paragraph" style:parent-style-name="Preformatted_20_Text">
      <loext:graphic-properties draw:fill="solid" draw:fill-color="#ffffff" draw:opacity="100%"/>
      <style:paragraph-properties fo:margin-top="0in" fo:margin-bottom="0.1965in" loext:contextual-spacing="false" fo:background-color="#ffffff"/>
      <style:text-properties officeooo:rsid="00589c12" officeooo:paragraph-rsid="0059c65b"/>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Contents_20_2">
      <style:paragraph-properties>
        <style:tab-stops>
          <style:tab-stop style:position="6.7283in" style:type="right" style:leader-style="dotted" style:leader-text="."/>
        </style:tab-stops>
      </style:paragraph-properties>
    </style:style>
    <style:style style:name="P67" style:family="paragraph" style:parent-style-name="Contents_20_3">
      <style:paragraph-properties>
        <style:tab-stops>
          <style:tab-stop style:position="6.5319in" style:type="right" style:leader-style="dotted" style:leader-text="."/>
        </style:tab-stops>
      </style:paragraph-properties>
    </style:style>
    <style:style style:name="P68" style:family="paragraph" style:parent-style-name="Heading_20_1" style:list-style-name=""/>
    <style:style style:name="P69" style:family="paragraph" style:parent-style-name="Heading_20_1" style:list-style-name="">
      <style:text-properties officeooo:rsid="00282f8a" officeooo:paragraph-rsid="00282f8a"/>
    </style:style>
    <style:style style:name="P70" style:family="paragraph" style:parent-style-name="Heading_20_1">
      <style:text-properties officeooo:paragraph-rsid="00543b00"/>
    </style:style>
    <style:style style:name="P71" style:family="paragraph" style:parent-style-name="Heading_20_1">
      <style:paragraph-properties fo:break-before="page"/>
      <style:text-properties officeooo:rsid="005f2fad" officeooo:paragraph-rsid="005f2fad"/>
    </style:style>
    <style:style style:name="P72" style:family="paragraph" style:parent-style-name="Heading_20_1">
      <style:paragraph-properties fo:break-before="page"/>
      <style:text-properties officeooo:rsid="003b9031"/>
    </style:style>
    <style:style style:name="P73" style:family="paragraph" style:parent-style-name="Heading_20_1">
      <style:paragraph-properties fo:break-before="page"/>
      <style:text-properties officeooo:rsid="00282f8a" officeooo:paragraph-rsid="00282f8a"/>
    </style:style>
    <style:style style:name="P74" style:family="paragraph" style:parent-style-name="Heading_20_1">
      <style:paragraph-properties fo:break-before="page"/>
      <style:text-properties fo:font-style="normal" fo:font-weight="normal" officeooo:rsid="00589c12" officeooo:paragraph-rsid="00589c12" style:font-style-asian="normal" style:font-weight-asian="normal" style:font-style-complex="normal" style:font-weight-complex="normal"/>
    </style:style>
    <style:style style:name="P75" style:family="paragraph" style:parent-style-name="Heading_20_1">
      <style:paragraph-properties fo:break-before="page"/>
      <style:text-properties fo:font-style="normal" fo:font-weight="normal" officeooo:rsid="005ae4e9" officeooo:paragraph-rsid="005ae4e9" style:font-style-asian="normal" style:font-weight-asian="normal" style:font-style-complex="normal" style:font-weight-complex="normal"/>
    </style:style>
    <style:style style:name="P76" style:family="paragraph" style:parent-style-name="Text_20_body" style:list-style-name="L1">
      <style:text-properties officeooo:rsid="0046fabf" officeooo:paragraph-rsid="0046fabf"/>
    </style:style>
    <style:style style:name="P77" style:family="paragraph" style:parent-style-name="Text_20_body" style:list-style-name="L2">
      <style:text-properties fo:font-style="normal" fo:font-weight="normal" officeooo:rsid="0038c570" officeooo:paragraph-rsid="0049f0f1" style:font-style-asian="normal" style:font-weight-asian="normal" style:font-style-complex="normal" style:font-weight-complex="normal"/>
    </style:style>
    <style:style style:name="P78" style:family="paragraph" style:parent-style-name="Text_20_body" style:list-style-name="L2">
      <style:text-properties fo:font-style="normal" fo:font-weight="normal" officeooo:rsid="0038d218" officeooo:paragraph-rsid="0049f0f1" style:font-style-asian="normal" style:font-weight-asian="normal" style:font-style-complex="normal" style:font-weight-complex="normal"/>
    </style:style>
    <style:style style:name="P79" style:family="paragraph" style:parent-style-name="Text_20_body" style:list-style-name="L3">
      <style:text-properties fo:font-style="normal" fo:font-weight="normal" officeooo:rsid="003a2f12" officeooo:paragraph-rsid="0049f0f1" style:font-style-asian="normal" style:font-weight-asian="normal" style:font-style-complex="normal" style:font-weight-complex="normal"/>
    </style:style>
    <style:style style:name="P80" style:family="paragraph" style:parent-style-name="Text_20_body" style:list-style-name="L4">
      <style:text-properties fo:font-style="normal" fo:font-weight="normal" officeooo:rsid="003a2f12" officeooo:paragraph-rsid="0049f0f1" style:font-style-asian="normal" style:font-weight-asian="normal" style:font-style-complex="normal" style:font-weight-complex="normal"/>
    </style:style>
    <style:style style:name="P81" style:family="paragraph" style:parent-style-name="Text_20_body" style:list-style-name="L3">
      <style:text-properties fo:font-style="normal" fo:font-weight="normal" officeooo:rsid="0049f0f1" officeooo:paragraph-rsid="0049f0f1" style:font-style-asian="normal" style:font-weight-asian="normal" style:font-style-complex="normal" style:font-weight-complex="normal"/>
    </style:style>
    <style:style style:name="P82" style:family="paragraph" style:parent-style-name="Text_20_body" style:list-style-name="L3">
      <style:text-properties fo:font-style="normal" fo:font-weight="normal" officeooo:rsid="005e491a" officeooo:paragraph-rsid="005e491a" style:font-style-asian="normal" style:font-weight-asian="normal" style:font-style-complex="normal" style:font-weight-complex="normal"/>
    </style:style>
    <style:style style:name="P83" style:family="paragraph" style:parent-style-name="Text_20_body" style:list-style-name="L7">
      <style:text-properties fo:font-style="normal" fo:font-weight="normal" officeooo:rsid="005a95a0" officeooo:paragraph-rsid="005a95a0" style:font-style-asian="normal" style:font-weight-asian="normal" style:font-style-complex="normal" style:font-weight-complex="normal"/>
    </style:style>
    <style:style style:name="P84" style:family="paragraph" style:parent-style-name="Text_20_body" style:list-style-name="L2">
      <style:text-properties officeooo:rsid="0038c570" officeooo:paragraph-rsid="0049f0f1"/>
    </style:style>
    <style:style style:name="P85" style:family="paragraph" style:parent-style-name="Text_20_body" style:list-style-name="L5">
      <style:text-properties officeooo:rsid="005736aa" officeooo:paragraph-rsid="005736aa"/>
    </style:style>
    <style:style style:name="P86" style:family="paragraph" style:parent-style-name="Text_20_body" style:list-style-name="L6">
      <style:text-properties officeooo:rsid="00560720" officeooo:paragraph-rsid="00560720"/>
    </style:style>
    <style:style style:name="P87" style:family="paragraph" style:parent-style-name="Heading_20_3">
      <style:text-properties officeooo:rsid="004248f8" officeooo:paragraph-rsid="004248f8"/>
    </style:style>
    <style:style style:name="P88" style:family="paragraph" style:parent-style-name="Heading_20_3">
      <style:text-properties officeooo:rsid="00543b00" officeooo:paragraph-rsid="00543b00"/>
    </style:style>
    <style:style style:name="P89" style:family="paragraph" style:parent-style-name="Heading_20_3">
      <style:text-properties officeooo:rsid="0046fabf" officeooo:paragraph-rsid="0046fabf"/>
    </style:style>
    <style:style style:name="P90" style:family="paragraph" style:parent-style-name="Heading_20_3">
      <style:text-properties officeooo:rsid="0049f0f1" officeooo:paragraph-rsid="0049f0f1"/>
    </style:style>
    <style:style style:name="P91" style:family="paragraph" style:parent-style-name="Heading_20_3">
      <style:text-properties fo:font-style="normal" fo:font-weight="normal" officeooo:rsid="0049f0f1" officeooo:paragraph-rsid="0049f0f1" style:font-style-asian="normal" style:font-weight-asian="normal" style:font-style-complex="normal" style:font-weight-complex="normal"/>
    </style:style>
    <style:style style:name="P92" style:family="paragraph" style:parent-style-name="Heading_20_3">
      <style:text-properties fo:font-style="normal" fo:font-weight="normal" officeooo:rsid="002b52b9" officeooo:paragraph-rsid="002b52b9" style:font-style-asian="normal" style:font-weight-asian="normal" style:font-style-complex="normal" style:font-weight-complex="normal"/>
    </style:style>
    <style:style style:name="P93" style:family="paragraph" style:parent-style-name="Heading_20_3">
      <style:text-properties officeooo:rsid="002990a9" officeooo:paragraph-rsid="002990a9"/>
    </style:style>
    <style:style style:name="P94" style:family="paragraph" style:parent-style-name="Heading_20_3">
      <style:text-properties officeooo:rsid="005736aa" officeooo:paragraph-rsid="005736aa"/>
    </style:style>
    <style:style style:name="P95" style:family="paragraph" style:parent-style-name="Heading_20_3">
      <style:text-properties officeooo:rsid="00589c12" officeooo:paragraph-rsid="00589c12"/>
    </style:style>
    <style:style style:name="P96" style:family="paragraph" style:parent-style-name="Heading_20_3">
      <style:text-properties officeooo:rsid="0059c65b" officeooo:paragraph-rsid="0059c65b"/>
    </style:style>
    <style:style style:name="P97" style:family="paragraph" style:parent-style-name="Heading_20_3">
      <style:paragraph-properties fo:break-before="page"/>
    </style:style>
    <style:style style:name="P98" style:family="paragraph" style:parent-style-name="Heading_20_3">
      <style:paragraph-properties fo:break-before="page"/>
      <style:text-properties officeooo:rsid="0055bf9b" officeooo:paragraph-rsid="0055bf9b"/>
    </style:style>
    <style:style style:name="P99" style:family="paragraph" style:parent-style-name="Heading_20_2">
      <style:text-properties officeooo:rsid="004544f2" officeooo:paragraph-rsid="004544f2"/>
    </style:style>
    <style:style style:name="P100" style:family="paragraph" style:parent-style-name="Heading_20_2">
      <style:text-properties officeooo:rsid="0046fabf" officeooo:paragraph-rsid="0046fabf"/>
    </style:style>
    <style:style style:name="P101" style:family="paragraph" style:parent-style-name="Heading_20_2">
      <style:text-properties officeooo:rsid="004ecbc2" officeooo:paragraph-rsid="004ecbc2"/>
    </style:style>
    <style:style style:name="P102" style:family="paragraph" style:parent-style-name="Heading_20_2">
      <style:paragraph-properties fo:break-before="page"/>
      <style:text-properties officeooo:rsid="0046fabf" officeooo:paragraph-rsid="0046fabf"/>
    </style:style>
    <style:style style:name="P103" style:family="paragraph">
      <style:paragraph-properties fo:margin-left="0in" fo:margin-right="0in" fo:margin-top="0in" fo:margin-bottom="0in" fo:line-height="100%" fo:text-align="center" fo:text-indent="0in"/>
    </style:style>
    <style:style style:name="P104" style:family="paragraph">
      <loext:graphic-properties draw:fill="solid" draw:fill-color="#eeeeee"/>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CN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107"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9" style:family="paragraph">
      <style:paragraph-properties fo:margin-left="0in" fo:margin-right="0in" fo:margin-top="0in" fo:margin-bottom="0in" fo:line-height="100%" fo:text-indent="0in"/>
    </style:style>
    <style:style style:name="P11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Source Han Sans CN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1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Source Han Sans CN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112"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Source Han Sans CN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11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Source Han Sans CN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1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Source Han Sans CN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1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Regular"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116"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Source Han Sans CN Regular"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T1" style:family="text">
      <style:text-properties officeooo:rsid="001f80c2"/>
    </style:style>
    <style:style style:name="T2" style:family="text">
      <style:text-properties officeooo:rsid="0020933f"/>
    </style:style>
    <style:style style:name="T3" style:family="text">
      <style:text-properties officeooo:rsid="0020b0d4"/>
    </style:style>
    <style:style style:name="T4" style:family="text">
      <style:text-properties officeooo:rsid="002260ea"/>
    </style:style>
    <style:style style:name="T5" style:family="text">
      <style:text-properties officeooo:rsid="00241935"/>
    </style:style>
    <style:style style:name="T6" style:family="text">
      <style:text-properties officeooo:rsid="0026d184"/>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38d218" style:font-style-asian="italic" style:font-weight-asian="bold" style:font-style-complex="italic" style:font-weight-complex="bold"/>
    </style:style>
    <style:style style:name="T9" style:family="text">
      <style:text-properties fo:font-style="italic" fo:font-weight="bold" officeooo:rsid="0055bf9b" style:font-style-asian="italic" style:font-weight-asian="bold" style:font-style-complex="italic" style:font-weight-complex="bold"/>
    </style:style>
    <style:style style:name="T10" style:family="text">
      <style:text-properties fo:font-style="italic" fo:font-weight="bold" officeooo:rsid="005736aa" style:font-style-asian="italic" style:font-weight-asian="bold" style:font-style-complex="italic" style:font-weight-complex="bold"/>
    </style:style>
    <style:style style:name="T11" style:family="text">
      <style:text-properties fo:font-style="italic" fo:font-weight="bold" officeooo:rsid="005a95a0"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4544f2" style:font-style-asian="italic" style:font-weight-asian="normal" style:font-style-complex="italic" style:font-weight-complex="normal"/>
    </style:style>
    <style:style style:name="T14" style:family="text">
      <style:text-properties fo:font-style="italic" fo:font-weight="normal" officeooo:rsid="00560720" style:font-style-asian="italic" style:font-weight-asian="normal" style:font-style-complex="italic" style:font-weight-complex="normal"/>
    </style:style>
    <style:style style:name="T15" style:family="text">
      <style:text-properties fo:font-style="italic" fo:font-weight="normal" officeooo:rsid="00589c12" style:font-style-asian="italic" style:font-weight-asian="normal" style:font-style-complex="italic" style:font-weight-complex="normal"/>
    </style:style>
    <style:style style:name="T16" style:family="text">
      <style:text-properties fo:font-style="italic" style:font-style-asian="italic" style:font-style-complex="italic"/>
    </style:style>
    <style:style style:name="T17" style:family="text">
      <style:text-properties fo:font-style="italic" officeooo:rsid="00543b00" style:font-style-asian="italic" style:font-style-complex="italic"/>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2260ea" style:font-style-asian="normal" style:font-weight-asian="normal" style:font-style-complex="normal" style:font-weight-complex="normal"/>
    </style:style>
    <style:style style:name="T20" style:family="text">
      <style:text-properties fo:font-style="normal" fo:font-weight="normal" officeooo:rsid="002990a9" style:font-style-asian="normal" style:font-weight-asian="normal" style:font-style-complex="normal" style:font-weight-complex="normal"/>
    </style:style>
    <style:style style:name="T21" style:family="text">
      <style:text-properties fo:font-style="normal" fo:font-weight="normal" officeooo:rsid="002b52b9" style:font-style-asian="normal" style:font-weight-asian="normal" style:font-style-complex="normal" style:font-weight-complex="normal"/>
    </style:style>
    <style:style style:name="T22" style:family="text">
      <style:text-properties fo:font-style="normal" fo:font-weight="normal" officeooo:rsid="002e9387" style:font-style-asian="normal" style:font-weight-asian="normal" style:font-style-complex="normal" style:font-weight-complex="normal"/>
    </style:style>
    <style:style style:name="T23" style:family="text">
      <style:text-properties fo:font-style="normal" fo:font-weight="normal" officeooo:rsid="0036f922" style:font-style-asian="normal" style:font-weight-asian="normal" style:font-style-complex="normal" style:font-weight-complex="normal"/>
    </style:style>
    <style:style style:name="T24" style:family="text">
      <style:text-properties fo:font-style="normal" fo:font-weight="normal" officeooo:rsid="0037e519" style:font-style-asian="normal" style:font-weight-asian="normal" style:font-style-complex="normal" style:font-weight-complex="normal"/>
    </style:style>
    <style:style style:name="T25" style:family="text">
      <style:text-properties fo:font-style="normal" fo:font-weight="normal" officeooo:rsid="0038d218" style:font-style-asian="normal" style:font-weight-asian="normal" style:font-style-complex="normal" style:font-weight-complex="normal"/>
    </style:style>
    <style:style style:name="T26" style:family="text">
      <style:text-properties fo:font-style="normal" fo:font-weight="normal" officeooo:rsid="003a2f12" style:font-style-asian="normal" style:font-weight-asian="normal" style:font-style-complex="normal" style:font-weight-complex="normal"/>
    </style:style>
    <style:style style:name="T27" style:family="text">
      <style:text-properties fo:font-style="normal" fo:font-weight="normal" officeooo:rsid="003a8942" style:font-style-asian="normal" style:font-weight-asian="normal" style:font-style-complex="normal" style:font-weight-complex="normal"/>
    </style:style>
    <style:style style:name="T28" style:family="text">
      <style:text-properties fo:font-style="normal" fo:font-weight="normal" officeooo:rsid="004248f8" style:font-style-asian="normal" style:font-weight-asian="normal" style:font-style-complex="normal" style:font-weight-complex="normal"/>
    </style:style>
    <style:style style:name="T29" style:family="text">
      <style:text-properties fo:font-style="normal" fo:font-weight="normal" officeooo:rsid="0043fde2" style:font-style-asian="normal" style:font-weight-asian="normal" style:font-style-complex="normal" style:font-weight-complex="normal"/>
    </style:style>
    <style:style style:name="T30" style:family="text">
      <style:text-properties fo:font-style="normal" fo:font-weight="normal" officeooo:rsid="00444226" style:font-style-asian="normal" style:font-weight-asian="normal" style:font-style-complex="normal" style:font-weight-complex="normal"/>
    </style:style>
    <style:style style:name="T31" style:family="text">
      <style:text-properties fo:font-style="normal" fo:font-weight="normal" officeooo:rsid="004544f2" style:font-style-asian="normal" style:font-weight-asian="normal" style:font-style-complex="normal" style:font-weight-complex="normal"/>
    </style:style>
    <style:style style:name="T32" style:family="text">
      <style:text-properties fo:font-style="normal" fo:font-weight="normal" officeooo:rsid="0046fabf" style:font-style-asian="normal" style:font-weight-asian="normal" style:font-style-complex="normal" style:font-weight-complex="normal"/>
    </style:style>
    <style:style style:name="T33" style:family="text">
      <style:text-properties fo:font-style="normal" fo:font-weight="normal" officeooo:rsid="0041a708" style:font-style-asian="normal" style:font-weight-asian="normal" style:font-style-complex="normal" style:font-weight-complex="normal"/>
    </style:style>
    <style:style style:name="T34" style:family="text">
      <style:text-properties fo:font-style="normal" fo:font-weight="normal" officeooo:rsid="0049f0f1" style:font-style-asian="normal" style:font-weight-asian="normal" style:font-style-complex="normal" style:font-weight-complex="normal"/>
    </style:style>
    <style:style style:name="T35" style:family="text">
      <style:text-properties fo:font-style="normal" fo:font-weight="normal" officeooo:rsid="00543b00" style:font-style-asian="normal" style:font-weight-asian="normal" style:font-style-complex="normal" style:font-weight-complex="normal"/>
    </style:style>
    <style:style style:name="T36" style:family="text">
      <style:text-properties fo:font-style="normal" fo:font-weight="normal" officeooo:rsid="0055bf9b" style:font-style-asian="normal" style:font-weight-asian="normal" style:font-style-complex="normal" style:font-weight-complex="normal"/>
    </style:style>
    <style:style style:name="T37" style:family="text">
      <style:text-properties fo:font-style="normal" fo:font-weight="normal" officeooo:rsid="00560720" style:font-style-asian="normal" style:font-weight-asian="normal" style:font-style-complex="normal" style:font-weight-complex="normal"/>
    </style:style>
    <style:style style:name="T38" style:family="text">
      <style:text-properties fo:font-style="normal" fo:font-weight="normal" officeooo:rsid="005736aa" style:font-style-asian="normal" style:font-weight-asian="normal" style:font-style-complex="normal" style:font-weight-complex="normal"/>
    </style:style>
    <style:style style:name="T39" style:family="text">
      <style:text-properties fo:font-style="normal" fo:font-weight="normal" officeooo:rsid="00589c12" style:font-style-asian="normal" style:font-weight-asian="normal" style:font-style-complex="normal" style:font-weight-complex="normal"/>
    </style:style>
    <style:style style:name="T40" style:family="text">
      <style:text-properties fo:font-style="normal" fo:font-weight="normal" officeooo:rsid="005a95a0" style:font-style-asian="normal" style:font-weight-asian="normal" style:font-style-complex="normal" style:font-weight-complex="normal"/>
    </style:style>
    <style:style style:name="T41" style:family="text">
      <style:text-properties fo:font-style="normal" fo:font-weight="normal" officeooo:rsid="005cd24b" style:font-style-asian="normal" style:font-weight-asian="normal" style:font-style-complex="normal" style:font-weight-complex="normal"/>
    </style:style>
    <style:style style:name="T42" style:family="text">
      <style:text-properties fo:font-style="normal" fo:font-weight="normal" officeooo:rsid="005e491a" style:font-style-asian="normal" style:font-weight-asian="normal" style:font-style-complex="normal" style:font-weight-complex="normal"/>
    </style:style>
    <style:style style:name="T43" style:family="text">
      <style:text-properties fo:font-style="normal" fo:font-weight="normal" officeooo:rsid="005f2fad" style:font-style-asian="normal" style:font-weight-asian="normal" style:font-style-complex="normal" style:font-weight-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38d218" style:font-style-asian="normal" style:font-weight-asian="bold" style:font-style-complex="normal" style:font-weight-complex="bold"/>
    </style:style>
    <style:style style:name="T46" style:family="text">
      <style:text-properties fo:font-style="normal" fo:font-weight="bold" officeooo:rsid="005a95a0" style:font-style-asian="normal" style:font-weight-asian="bold" style:font-style-complex="normal" style:font-weight-complex="bold"/>
    </style:style>
    <style:style style:name="T47" style:family="text">
      <style:text-properties officeooo:rsid="0031cd45"/>
    </style:style>
    <style:style style:name="T48" style:family="text">
      <style:text-properties officeooo:rsid="003468b8"/>
    </style:style>
    <style:style style:name="T49" style:family="text">
      <style:text-properties style:font-name="Courier 10 Pitch" fo:font-style="normal" fo:font-weight="normal" style:font-style-asian="normal" style:font-weight-asian="normal" style:font-style-complex="normal" style:font-weight-complex="normal"/>
    </style:style>
    <style:style style:name="T50" style:family="text">
      <style:text-properties style:font-name="Courier 10 Pitch" fo:font-style="normal" fo:font-weight="normal" officeooo:rsid="0038d218" style:font-style-asian="normal" style:font-weight-asian="normal" style:font-style-complex="normal" style:font-weight-complex="normal"/>
    </style:style>
    <style:style style:name="T51" style:family="text">
      <style:text-properties fo:color="#000000" style:font-name="DejaVu Sans Mono" fo:font-size="9.10000038146973pt" fo:font-style="normal" fo:font-weight="normal" style:font-style-asian="normal" style:font-weight-asian="normal" style:font-style-complex="normal" style:font-weight-complex="normal"/>
    </style:style>
    <style:style style:name="T52" style:family="text">
      <style:text-properties fo:color="#000000" style:font-name="DejaVu Sans Mono" fo:font-size="9.10000038146973pt" fo:font-style="normal" fo:font-weight="normal" officeooo:rsid="0059c65b" style:font-style-asian="normal" style:font-weight-asian="normal" style:font-style-complex="normal" style:font-weight-complex="normal"/>
    </style:style>
    <style:style style:name="T53" style:family="text">
      <style:text-properties officeooo:rsid="003b9031"/>
    </style:style>
    <style:style style:name="T54" style:family="text">
      <style:text-properties officeooo:rsid="003cc886"/>
    </style:style>
    <style:style style:name="T55" style:family="text">
      <style:text-properties officeooo:rsid="003f1a9e"/>
    </style:style>
    <style:style style:name="T56" style:family="text">
      <style:text-properties officeooo:rsid="00401d2d"/>
    </style:style>
    <style:style style:name="T57" style:family="text">
      <style:text-properties officeooo:rsid="0049f0f1"/>
    </style:style>
    <style:style style:name="T58" style:family="text">
      <style:text-properties officeooo:rsid="00508752"/>
    </style:style>
    <style:style style:name="T59" style:family="text">
      <style:text-properties officeooo:rsid="00543b00"/>
    </style:style>
    <style:style style:name="T60" style:family="text">
      <style:text-properties officeooo:rsid="00560720"/>
    </style:style>
    <style:style style:name="T61" style:family="text">
      <style:text-properties fo:font-weight="normal" style:font-weight-asian="normal" style:font-weight-complex="normal"/>
    </style:style>
    <style:style style:name="T62" style:family="text">
      <style:text-properties fo:font-weight="normal" officeooo:rsid="002e4a74" style:font-weight-asian="normal" style:font-weight-complex="normal"/>
    </style:style>
    <style:style style:name="T63" style:family="text">
      <style:text-properties fo:font-weight="normal" officeooo:rsid="001f80c2" style:font-weight-asian="normal" style:font-weight-complex="normal"/>
    </style:style>
    <style:style style:name="T64" style:family="text">
      <style:text-properties fo:font-weight="normal" officeooo:rsid="00309d33" style:font-weight-asian="normal" style:font-weight-complex="normal"/>
    </style:style>
    <style:style style:name="T65" style:family="text">
      <style:text-properties fo:font-weight="normal" officeooo:rsid="00560720" style:font-weight-asian="normal" style:font-weight-complex="normal"/>
    </style:style>
    <style:style style:name="T66" style:family="text">
      <style:text-properties fo:font-weight="normal" officeooo:rsid="005a95a0" style:font-weight-asian="normal" style:font-weight-complex="normal"/>
    </style:style>
    <style:style style:name="T67" style:family="text">
      <style:text-properties fo:font-weight="normal" officeooo:rsid="005ae4e9" style:font-weight-asian="normal" style:font-weight-complex="normal"/>
    </style:style>
    <style:style style:name="T68" style:family="text">
      <style:text-properties officeooo:rsid="005659f3"/>
    </style:style>
    <style:style style:name="T69" style:family="text">
      <style:text-properties officeooo:rsid="005736aa"/>
    </style:style>
    <style:style style:name="T70" style:family="text">
      <style:text-properties officeooo:rsid="00589c12"/>
    </style:style>
    <style:style style:name="T71" style:family="text">
      <style:text-properties fo:font-weight="bold" style:font-weight-asian="bold" style:font-weight-complex="bold"/>
    </style:style>
    <style:style style:name="T72" style:family="text">
      <style:text-properties officeooo:rsid="005df677"/>
    </style:style>
    <style:style style:name="T7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CN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Source Han Sans CN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7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Source Han Sans CN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Source Han Sans CN Regular"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Regular"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top" style:vertical-rel="paragraph-content" style:horizontal-pos="center" style:horizontal-rel="paragraph" style:shadow="#808080 0.0701in 0.0701in" draw:shadow-opacity="100%"/>
    </style:style>
    <style:style style:name="fr2" style:family="graphic" style:parent-style-name="Frame">
      <style:graphic-properties style:vertical-pos="top" style:vertical-rel="paragraph-content" style:horizontal-pos="center" style:horizontal-rel="paragraph" fo:padding="0.0598in" fo:border="0.06pt solid #000000" style:shadow="#808080 0.0701in 0.0701in" draw:shadow-opacity="100%"/>
    </style:style>
    <style:style style:name="fr3" style:family="graphic" style:parent-style-name="Frame">
      <style:graphic-properties style:wrap="none" style:vertical-pos="top" style:vertical-rel="paragraph-content" style:horizontal-pos="center" style:horizontal-rel="paragraph" fo:padding="0.0598in" fo:border="0.06pt solid #000000" style:shadow="#808080 0.0701in 0.0701in" draw:shadow-opacity="100%"/>
    </style:style>
    <style:style style:name="fr4" style:family="graphic" style:parent-style-name="Frame">
      <style:graphic-properties style:wrap="none" style:vertical-pos="from-top" style:vertical-rel="paragraph" style:horizontal-pos="from-left" style:horizontal-rel="paragraph" style:shadow="#808080 0.0701in 0.0701in" draw:shadow-opacity="1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3.4516in" fo:min-width="2.452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44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717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3.4516in" fo:min-width="3.3028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1.0016in" fo:min-width="1.302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902in" fo:min-width="0.22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Arrow"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3.4516in" fo:min-width="3.702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7929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16in" fo:min-width="0.428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28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8528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1.35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264in" fo:min-width="0.4528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264in" fo:min-width="0.428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 draw:marker-start-width="0.0783in" draw:marker-start-center="false" draw:marker-end="Short_20_line_20_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Short_20_line_20_Arrow"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902in" fo:min-width="0.7929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in" svg:stroke-color="#000000" draw:marker-start="Short_20_line_20_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51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4"/>
      <text:p text:style-name="P34">Qpid Dispatch Router <text:span text:style-name="T48">(QDR)<text:line-break/></text:span>Access Policy</text:p>
      <text:p text:style-name="P2"/>
      <text:p text:style-name="P2"/>
      <text:p text:style-name="P2"/>
      <text:p text:style-name="P2"/>
      <text:p text:style-name="P58">#<text:line-break/># Licensed to the Apache Software Foundation (ASF) under one<text:line-break/><text:span text:style-name="T47">#</text:span> or more contributor license agreements. <text:s/>See the NOTICE file<text:line-break/># distributed with this work for additional information<text:line-break/># regarding copyright ownership. <text:s/>The ASF licenses this file<text:line-break/># to you under the Apache License, Version 2.0 (the<text:line-break/># "License"); you may not use this file except in compliance<text:line-break/># with the License. <text:s/>You may obtain a copy of the License at<text:line-break/>#<text:line-break/># <text:s text:c="2"/><text:a xlink:type="simple" xlink:href="http://www.apache.org/licenses/LICENSE-2.0" text:style-name="Internet_20_link" text:visited-style-name="Visited_20_Internet_20_Link">http://www.apache.org/licenses/LICENSE-2.0</text:a><text:line-break/>#<text:line-break/># Unless required by applicable law or agreed to in writing,<text:line-break/># software distributed under the License is distributed on an<text:line-break/># "AS IS" BASIS, WITHOUT WARRANTIES OR CONDITIONS OF ANY<text:line-break/># KIND, either express or implied. <text:s/>See the License for the<text:line-break/># specific language governing permissions and limitations<text:line-break/># under the License<text:line-break/>#</text:p>
      <text:p text:style-name="P3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5"><text:a xlink:type="simple" xlink:href="#__RefHeading___Toc1513_1031996349" text:style-name="Index_20_Link" text:visited-style-name="Index_20_Link">DISCLAIMER<text:tab/>3</text:a></text:p>
          <text:p text:style-name="P65"><text:a xlink:type="simple" xlink:href="#__RefHeading__109_638938436" text:style-name="Index_20_Link" text:visited-style-name="Index_20_Link">Introduction<text:tab/>3</text:a></text:p>
          <text:p text:style-name="P66"><text:a xlink:type="simple" xlink:href="#__RefHeading__1631_1389097695" text:style-name="Index_20_Link" text:visited-style-name="Index_20_Link">Definitions<text:tab/>3</text:a></text:p>
          <text:p text:style-name="P67"><text:a xlink:type="simple" xlink:href="#__RefHeading__1628_1389097695" text:style-name="Index_20_Link" text:visited-style-name="Index_20_Link">Application<text:tab/>3</text:a></text:p>
          <text:p text:style-name="P65"><text:a xlink:type="simple" xlink:href="#__RefHeading__113_638938436" text:style-name="Index_20_Link" text:visited-style-name="Index_20_Link">Policy Features<text:tab/>4</text:a></text:p>
          <text:p text:style-name="P66"><text:a xlink:type="simple" xlink:href="#__RefHeading__1633_1389097695" text:style-name="Index_20_Link" text:visited-style-name="Index_20_Link">Global Policy<text:tab/>4</text:a></text:p>
          <text:p text:style-name="P67"><text:a xlink:type="simple" xlink:href="#__RefHeading__1612_1389097695" text:style-name="Index_20_Link" text:visited-style-name="Index_20_Link">Total Connection Limits<text:tab/>4</text:a></text:p>
          <text:p text:style-name="P67"><text:a xlink:type="simple" xlink:href="#__RefHeading__1107_241761259" text:style-name="Index_20_Link" text:visited-style-name="Index_20_Link">Enable Access Rules<text:tab/>5</text:a></text:p>
          <text:p text:style-name="P67"><text:a xlink:type="simple" xlink:href="#__RefHeading__1109_241761259" text:style-name="Index_20_Link" text:visited-style-name="Index_20_Link">Policy Folder<text:tab/>5</text:a></text:p>
          <text:p text:style-name="P66"><text:a xlink:type="simple" xlink:href="#__RefHeading__1635_1389097695" text:style-name="Index_20_Link" text:visited-style-name="Index_20_Link">Application Policy<text:tab/>6</text:a></text:p>
          <text:p text:style-name="P67"><text:a xlink:type="simple" xlink:href="#__RefHeading__1623_1389097695" text:style-name="Index_20_Link" text:visited-style-name="Index_20_Link">Application Connection Limits.<text:tab/>6</text:a></text:p>
          <text:p text:style-name="P67"><text:a xlink:type="simple" xlink:href="#__RefHeading__2445_1389097695" text:style-name="Index_20_Link" text:visited-style-name="Index_20_Link">User Groups<text:tab/>7</text:a></text:p>
          <text:p text:style-name="P67"><text:a xlink:type="simple" xlink:href="#__RefHeading__2447_1389097695" text:style-name="Index_20_Link" text:visited-style-name="Index_20_Link">C</text:a><text:a xlink:type="simple" xlink:href="#__RefHeading__2447_1389097695" text:style-name="Index_20_Link" text:visited-style-name="Index_20_Link">onnection Ingress Rules</text:a><text:a xlink:type="simple" xlink:href="#__RefHeading__2447_1389097695" text:style-name="Index_20_Link" text:visited-style-name="Index_20_Link"><text:tab/>7</text:a></text:p>
          <text:p text:style-name="P67"><text:a xlink:type="simple" xlink:href="#__RefHeading__119_638938436" text:style-name="Index_20_Link" text:visited-style-name="Index_20_Link">Application Resource Limits<text:tab/>9</text:a></text:p>
          <text:p text:style-name="P65"><text:a xlink:type="simple" xlink:href="#__RefHeading__123_638938436" text:style-name="Index_20_Link" text:visited-style-name="Index_20_Link">Policy Schema<text:tab/>10</text:a></text:p>
          <text:p text:style-name="P66"><text:a xlink:type="simple" xlink:href="#__RefHeading__125_638938436" text:style-name="Index_20_Link" text:visited-style-name="Index_20_Link">Global Policy<text:tab/>10</text:a></text:p>
          <text:p text:style-name="P67"><text:a xlink:type="simple" xlink:href="#__RefHeading__1239_1950688716" text:style-name="Index_20_Link" text:visited-style-name="Index_20_Link">policy<text:tab/>10</text:a></text:p>
          <text:p text:style-name="P66"><text:a xlink:type="simple" xlink:href="#__RefHeading__1237_1950688716" text:style-name="Index_20_Link" text:visited-style-name="Index_20_Link">Application Policy<text:tab/>10</text:a></text:p>
          <text:p text:style-name="P67"><text:a xlink:type="simple" xlink:href="#__RefHeading__1241_1950688716" text:style-name="Index_20_Link" text:visited-style-name="Index_20_Link">policyRuleset<text:tab/>10</text:a></text:p>
          <text:p text:style-name="P67"><text:a xlink:type="simple" xlink:href="#__RefHeading__1243_1950688716" text:style-name="Index_20_Link" text:visited-style-name="Index_20_Link">policyStats<text:tab/>11</text:a></text:p>
          <text:p text:style-name="P65"><text:a xlink:type="simple" xlink:href="#__RefHeading__1122_241761259" text:style-name="Index_20_Link" text:visited-style-name="Index_20_Link">P</text:a><text:a xlink:type="simple" xlink:href="#__RefHeading__1122_241761259" text:style-name="Index_20_Link" text:visited-style-name="Index_20_Link">olicy Operation</text:a><text:a xlink:type="simple" xlink:href="#__RefHeading__1122_241761259" text:style-name="Index_20_Link" text:visited-style-name="Index_20_Link"><text:tab/>12</text:a></text:p>
          <text:p text:style-name="P67"><text:a xlink:type="simple" xlink:href="#__RefHeading__129_638938436" text:style-name="Index_20_Link" text:visited-style-name="Index_20_Link">C</text:a><text:a xlink:type="simple" xlink:href="#__RefHeading__129_638938436" text:style-name="Index_20_Link" text:visited-style-name="Index_20_Link">onnection Approval</text:a><text:a xlink:type="simple" xlink:href="#__RefHeading__129_638938436" text:style-name="Index_20_Link" text:visited-style-name="Index_20_Link"><text:tab/>12</text:a></text:p>
          <text:p text:style-name="P67"><text:a xlink:type="simple" xlink:href="#__RefHeading__1130_241761259" text:style-name="Index_20_Link" text:visited-style-name="Index_20_Link">Connection Denial<text:tab/>13</text:a></text:p>
          <text:p text:style-name="P67"><text:a xlink:type="simple" xlink:href="#__RefHeading__1132_241761259" text:style-name="Index_20_Link" text:visited-style-name="Index_20_Link">Session Denial<text:tab/>13</text:a></text:p>
          <text:p text:style-name="P67"><text:a xlink:type="simple" xlink:href="#__RefHeading__1136_241761259" text:style-name="Index_20_Link" text:visited-style-name="Index_20_Link">L</text:a><text:a xlink:type="simple" xlink:href="#__RefHeading__1136_241761259" text:style-name="Index_20_Link" text:visited-style-name="Index_20_Link">ink Denial</text:a><text:a xlink:type="simple" xlink:href="#__RefHeading__1136_241761259" text:style-name="Index_20_Link" text:visited-style-name="Index_20_Link"><text:tab/>14</text:a></text:p>
          <text:p text:style-name="P67"><text:a xlink:type="simple" xlink:href="#__RefHeading__1124_241761259" text:style-name="Index_20_Link" text:visited-style-name="Index_20_Link">User Approval<text:tab/>15</text:a></text:p>
          <text:p text:style-name="P65"><text:a xlink:type="simple" xlink:href="#__RefHeading__2442_241761259" text:style-name="Index_20_Link" text:visited-style-name="Index_20_Link">Composing a Policy<text:tab/>16</text:a></text:p>
          <text:p text:style-name="P67"><text:a xlink:type="simple" xlink:href="#__RefHeading__2446_241761259" text:style-name="Index_20_Link" text:visited-style-name="Index_20_Link">User Name Wildcard<text:tab/>16</text:a></text:p>
          <text:p text:style-name="P67"><text:a xlink:type="simple" xlink:href="#__RefHeading__2448_241761259" text:style-name="Index_20_Link" text:visited-style-name="Index_20_Link">Source and Target Lists User Name Substitution and Wildcard<text:tab/>16</text:a></text:p>
          <text:p text:style-name="P65"><text:a xlink:type="simple" xlink:href="#__RefHeading__2450_241761259" text:style-name="Index_20_Link" text:visited-style-name="Index_20_Link">Example Policy<text:tab/>17</text:a></text:p>
        </text:index-body>
      </text:table-of-content>
      <text:p text:style-name="P2"/>
      <text:h text:style-name="P68" text:outline-level="1"/>
      <text:h text:style-name="P71" text:outline-level="1"><text:bookmark-start text:name="__RefHeading___Toc1513_1031996349"/>DISCLAIMER<text:bookmark-end text:name="__RefHeading___Toc1513_1031996349"/></text:h>
      <text:p text:style-name="P32">This work is prelimiary and subject to change. In particular the schema will change after the 0.6 release.</text:p>
      <text:h text:style-name="Heading_20_1" text:outline-level="1"><text:bookmark-start text:name="__RefHeading__109_638938436"/>Introduction<text:bookmark-end text:name="__RefHeading__109_638938436"/></text:h>
      <text:p text:style-name="P1">Qpid Dispatch Router (QDR) access policy (Policy) is an optional authorization mechanism enforcing <text:span text:style-name="T56">connection limits and resource access control.</text:span></text:p>
      <text:h text:style-name="P99" text:outline-level="2"><text:bookmark-start text:name="__RefHeading__1631_1389097695"/>Definitions<text:bookmark-end text:name="__RefHeading__1631_1389097695"/></text:h>
      <text:h text:style-name="P87" text:outline-level="3"><text:bookmark-start text:name="__RefHeading__1628_1389097695"/>Application<text:bookmark-end text:name="__RefHeading__1628_1389097695"/></text:h>
      <text:p text:style-name="P20">Policy settings are scoped to a QDR <text:span text:style-name="T7">application</text:span><text:span text:style-name="T18">. An application is </text:span><text:span text:style-name="T28">typically</text:span><text:span text:style-name="T18"> the name of the host to which the client AMQP connection is directed. For example, if a client application opens a</text:span><text:span text:style-name="T31">n AMQP</text:span><text:span text:style-name="T18"> connection </text:span><text:span text:style-name="T31">URL:</text:span></text:p>
      <text:p text:style-name="P62"><text:span text:style-name="T33"><text:s text:c="6"/>amqp://big</text:span><text:span text:style-name="T29">broker.example.com:5672/favorite_subject<text:line-break/></text:span></text:p>
      <text:p text:style-name="P21"><text:span text:style-name="T18">then a typical AMQP client </text:span><text:span text:style-name="T31">should</text:span><text:span text:style-name="T18"> embed the host name </text:span><text:span text:style-name="T7">bigbroker.example.com</text:span><text:span text:style-name="T18"> in the AMQP Open frame's </text:span><text:span text:style-name="T12">hostname</text:span><text:span text:style-name="T18"> field. </text:span><text:span text:style-name="T31">QDR calls </text:span><text:span text:style-name="T13">bigbroker.example.com</text:span><text:span text:style-name="T31"> the name of the application. QDR will apply a </text:span><text:span text:style-name="T37">P</text:span><text:span text:style-name="T31">olicy named <text:s/></text:span><text:span text:style-name="T13">bigbroker.example.com</text:span><text:span text:style-name="T31"> to the connection and QDR will forward traffic on this connection to a service with that name.</text:span></text:p>
      <text:p text:style-name="P21"><text:span text:style-name="T31">Hostname in this instance is very similar to the HTTP/1.1 Host </text:span><text:span text:style-name="T32">request-header field.</text:span><text:span text:style-name="T31"> </text:span><text:span text:style-name="T30">From the AMQP 1.0 </text:span><text:span text:style-name="T32">Open </text:span><text:span text:style-name="T30">specification:</text:span></text:p>
      <text:p text:style-name="P57">hostname</text:p>
      <text:p text:style-name="P57">The dns name of the host (either fully qualified or relative) to which the sending<text:line-break/>peer is connecting. It is not mandatory to provide the hostname. If no hostname is<text:line-break/>provided the receiving peer should select a default based on its own configuration.<text:line-break/>This field can be used by AMQP proxies to determine the correct back-end service to<text:line-break/>connect the client to.</text:p>
      <text:p text:style-name="P61"><text:span text:style-name="T32">T</text:span><text:span text:style-name="T18">he AMQP Open hostname is mandatory </text:span><text:span text:style-name="T32">for traffic to be forwarded properly through a QDR that has Policy in effect. </text:span><text:span text:style-name="T43">In some cases a client may not populate the Open hostname or may force the Open hostname to an arbitrary value. QDR Policy will accept a blank Open hostname in normal course. QDR Policy will optionally assign undefined Open hostname connections to a fallback policy.</text:span></text:p>
      <text:h text:style-name="P68" text:outline-level="1"/>
      <text:h text:style-name="P72" text:outline-level="1"><text:bookmark-start text:name="__RefHeading__113_638938436"/>Policy Features<text:bookmark-end text:name="__RefHeading__113_638938436"/></text:h>
      <text:h text:style-name="P100" text:outline-level="2"><text:bookmark-start text:name="__RefHeading__1633_1389097695"/>Global Policy<text:bookmark-end text:name="__RefHeading__1633_1389097695"/></text:h>
      <text:h text:style-name="Heading_20_3" text:outline-level="3"><text:bookmark-start text:name="__RefHeading__1612_1389097695"/><text:span text:style-name="T53">Total </text:span>Connection Limits<text:bookmark-end text:name="__RefHeading__1612_1389097695"/></text:h>
      <text:p text:style-name="P8">Policy enforces a total connection limit.</text:p>
      <text:p text:style-name="P35"><draw:frame draw:style-name="fr1" draw:name="Frame1" text:anchor-type="paragraph" svg:width="5.8783in" draw:z-index="0"><draw:text-box fo:min-height="4.122in"><text:p text:style-name="Frame_20_contents"><draw:g text:anchor-type="paragraph" draw:z-index="1" draw:style-name="gr1"><draw:custom-shape draw:style-name="gr2" draw:text-style-name="P104" svg:width="2.6504in" svg:height="3.5504in" svg:x="2.9in" svg:y="0.3043in"><text:p text:style-name="P103"><text:span text:style-name="T73">Qpid Dispatch Router</text:span></text:p><text:p text:style-name="P103"><text:span text:style-name="T73"/></text:p><text:p text:style-name="P103"><text:span text:style-name="T73"/></text:p><text:p text:style-name="P103"><text:span text:style-name="T73"/></text:p><text:p text:style-name="P103"><text:span text:style-name="T73"/></text:p><text:p text:style-name="P103"><text:span text:style-name="T73"/></text:p><text:p text:style-name="P103"><text:span text:style-name="T73"/></text:p><text:p text:style-name="P103"><text:span text:style-name="T73"/></text:p><text:p text:style-name="P103"><text:span text:style-name="T73"/></text:p><text:p text:style-name="P103"><text:span text:style-name="T73"/></text:p><draw:enhanced-geometry svg:viewBox="0 0 21600 21600" draw:type="rectangle" draw:enhanced-path="M 0 0 L 21600 0 21600 21600 0 21600 0 0 Z N"/></draw:custom-shape><draw:custom-shape draw:style-name="gr3" draw:text-style-name="P105" svg:width="1.5004in" svg:height="0.5004in" svg:x="2.25in" svg:y="1.3543in"><text:p text:style-name="P103"><text:span text:style-name="T73">Connector</text:span></text:p><draw:enhanced-geometry svg:viewBox="0 0 21600 21600" draw:type="rectangle" draw:enhanced-path="M 0 0 L 21600 0 21600 21600 0 21600 0 0 Z N"/></draw:custom-shape><draw:custom-shape draw:style-name="gr3" draw:text-style-name="P106" svg:width="1.5004in" svg:height="0.5004in" svg:x="2.25in" svg:y="2.0543in"><text:p text:style-name="P103"><text:span text:style-name="T74">Listener</text:span></text:p><text:p text:style-name="P103"><text:span text:style-name="T75">port 20001</text:span></text:p><draw:enhanced-geometry svg:viewBox="0 0 21600 21600" draw:type="rectangle" draw:enhanced-path="M 0 0 L 21600 0 21600 21600 0 21600 0 0 Z N"/></draw:custom-shape><draw:custom-shape draw:style-name="gr3" draw:text-style-name="P106" svg:width="1.5004in" svg:height="0.5004in" svg:x="2.25in" svg:y="1.3543in"><text:p text:style-name="P103"><text:span text:style-name="T74">Listener</text:span></text:p><text:p text:style-name="P103"><text:span text:style-name="T75">port 20000</text:span></text:p><draw:enhanced-geometry svg:viewBox="0 0 21600 21600" draw:type="rectangle" draw:enhanced-path="M 0 0 L 21600 0 21600 21600 0 21600 0 0 Z N"/></draw:custom-shape><draw:custom-shape draw:style-name="gr3" draw:text-style-name="P106" svg:width="1.5004in" svg:height="0.5004in" svg:x="2.25in" svg:y="2.7543in"><text:p text:style-name="P103"><text:span text:style-name="T74">Listener</text:span></text:p><text:p text:style-name="P103"><text:span text:style-name="T75">port 20002</text:span></text:p><draw:enhanced-geometry svg:viewBox="0 0 21600 21600" draw:type="rectangle" draw:enhanced-path="M 0 0 L 21600 0 21600 21600 0 21600 0 0 Z N"/></draw:custom-shape><draw:g draw:style-name="gr4"><draw:custom-shape draw:style-name="gr5" draw:text-style-name="P107" svg:width="0.2004in" svg:height="0.2004in" svg:x="0.3in" svg:y="1.154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08" svg:x1="0.4in" svg:y1="1.3543in" svg:x2="0.4in" svg:y2="1.5543in"><text:p/></draw:line><draw:line draw:style-name="gr6" draw:text-style-name="P108" svg:x1="0.5in" svg:y1="1.7043in" svg:x2="0.4in" svg:y2="1.5543in"><text:p/></draw:line><draw:line draw:style-name="gr6" draw:text-style-name="P108" svg:x1="0.3in" svg:y1="1.7043in" svg:x2="0.4in" svg:y2="1.5543in"><text:p/></draw:line><draw:line draw:style-name="gr6" draw:text-style-name="P108" svg:x1="0.3in" svg:y1="1.4043in" svg:x2="0.5in" svg:y2="1.4043in"><text:p/></draw:line></draw:g><draw:frame draw:style-name="gr7" draw:text-style-name="P110" svg:width="0.6504in" svg:height="0.2594in" svg:x="0.15in" svg:y="1.7543in"><draw:text-box><text:p text:style-name="P109"><text:span text:style-name="T75">Alice</text:span></text:p></draw:text-box></draw:frame><draw:g draw:style-name="gr4"><draw:custom-shape draw:style-name="gr5" draw:text-style-name="P107" svg:width="0.2004in" svg:height="0.2004in" svg:x="0.3in" svg:y="2.300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08" svg:x1="0.4in" svg:y1="2.5004in" svg:x2="0.4in" svg:y2="2.7004in"><text:p/></draw:line><draw:line draw:style-name="gr6" draw:text-style-name="P108" svg:x1="0.5in" svg:y1="2.8504in" svg:x2="0.4in" svg:y2="2.7004in"><text:p/></draw:line><draw:line draw:style-name="gr6" draw:text-style-name="P108" svg:x1="0.3in" svg:y1="2.8504in" svg:x2="0.4in" svg:y2="2.7004in"><text:p/></draw:line><draw:line draw:style-name="gr6" draw:text-style-name="P108" svg:x1="0.3in" svg:y1="2.5504in" svg:x2="0.5in" svg:y2="2.5504in"><text:p/></draw:line></draw:g><draw:frame draw:style-name="gr7" draw:text-style-name="P110" svg:width="0.6504in" svg:height="0.2594in" svg:x="0.1in" svg:y="2.9008in"><draw:text-box><text:p text:style-name="P109"><text:span text:style-name="T75">Bob</text:span></text:p></draw:text-box></draw:frame><draw:frame draw:style-name="gr8" draw:text-style-name="P111" svg:width="0.9504in" svg:height="0.3232in" svg:x="0in" svg:y="3.3543in"><draw:text-box><text:p text:style-name="P109"><text:span text:style-name="T76">Users</text:span></text:p></draw:text-box></draw:frame><draw:frame draw:style-name="gr9" draw:text-style-name="P112" svg:width="1.3004in" svg:height="0.7705in" svg:x="0.75in" svg:y="0in"><draw:text-box><text:p text:style-name="P103"><text:span text:style-name="T76">Total</text:span></text:p><text:p text:style-name="P103"><text:span text:style-name="T76">Connection</text:span></text:p><text:p text:style-name="P103"><text:span text:style-name="T76">Limit</text:span></text:p></draw:text-box></draw:frame><draw:line draw:style-name="gr10" draw:text-style-name="P108" svg:x1="0.75in" svg:y1="1.3543in" svg:x2="2.25in" svg:y2="1.5543in"><text:p/></draw:line><draw:line draw:style-name="gr10" draw:text-style-name="P108" svg:x1="0.75in" svg:y1="1.5043in" svg:x2="2.25in" svg:y2="2.2043in"><text:p/></draw:line><draw:line draw:style-name="gr10" draw:text-style-name="P108" svg:x1="0.8in" svg:y1="2.5043in" svg:x2="2.25in" svg:y2="2.3043in"><text:p/></draw:line><draw:line draw:style-name="gr10" draw:text-style-name="P108" svg:x1="0.8in" svg:y1="2.6543in" svg:x2="2.25in" svg:y2="2.8543in"><text:p/></draw:line><draw:line draw:style-name="gr10" draw:text-style-name="P108" svg:x1="0.8in" svg:y1="2.7543in" svg:x2="2.25in" svg:y2="2.9543in"><text:p/></draw:line><draw:line draw:style-name="gr10" draw:text-style-name="P108" svg:x1="0.8in" svg:y1="2.8543in" svg:x2="2.25in" svg:y2="3.0543in"><text:p/></draw:line><draw:line draw:style-name="gr11" draw:text-style-name="P108" svg:x1="1.4in" svg:y1="0.7543in" svg:x2="1.45in" svg:y2="3.6043in"><text:p/></draw:line></draw:g></text:p></draw:text-box></draw:frame>Figure <text:s/>– Policy Total Connection Limit</text:p>
      <text:p text:style-name="P3"/>
      <text:p text:style-name="P4">The Total Connection Limit enforces a maximum number of user connections to the QDR service <text:span text:style-name="T53">listeners</text:span>. </text:p>
      <text:p text:style-name="P6">The total connection limit is enforced at a low level in QDR when a TCP socket is being opened. The same limit value applies to all user connections from any remote host. If the total connection limit is reached then the socket is simply closed. <text:span text:style-name="T1">This limit protects against file descriptor resource exhaustion. This limit is specified and enforced independently of any other Policy settings.</text:span></text:p>
      <text:p text:style-name="P6">Note that the total connection limit applies only to incoming user network connections. The limit does not apply to outbound connections created by QDR nor to inter-router connections.</text:p>
      <text:h text:style-name="P88" text:outline-level="3"><text:bookmark-start text:name="__RefHeading__1107_241761259"/><text:soft-page-break/>Enable Access Rules<text:bookmark-end text:name="__RefHeading__1107_241761259"/></text:h>
      <text:p text:style-name="P24">This boolean enables or disables Application rule processing. When this setting is false then none of the Policy denial decisions are effected.</text:p>
      <text:h text:style-name="P88" text:outline-level="3"><text:bookmark-start text:name="__RefHeading__1109_241761259"/>Policy Folder<text:bookmark-end text:name="__RefHeading__1109_241761259"/></text:h>
      <text:p text:style-name="P25"><text:span text:style-name="T60">T</text:span>he <text:span text:style-name="T14">policyFolder</text:span><text:span text:style-name="T37"> setting is the </text:span><text:span text:style-name="T18">path</text:span> to a folder that holds <text:span text:style-name="T60">P</text:span>olicyRuleset <text:span text:style-name="T60">(ruleset)</text:span> definition .json files. All rulesets in all .json files in this folder are <text:span text:style-name="T59">added to the router configuration.</text:span></text:p>
      <text:p text:style-name="P25"><text:span text:style-name="T59">All rulesets may be defined in the main router configuration file and this may be adequate for a small deployment. </text:span><text:s/><text:span text:style-name="T59">However, this approach does not scale well. In </text:span>a larger <text:span text:style-name="T59">deployment</text:span> it is better to have the <text:span text:style-name="T60">P</text:span>olicy files in their own folder. <text:span text:style-name="T59">The </text:span><text:span text:style-name="T17">policyFolder</text:span><text:span text:style-name="T59"> setting defines the location of that folder.</text:span></text:p>
      <text:h text:style-name="P102" text:outline-level="2"><text:bookmark-start text:name="__RefHeading__1635_1389097695"/>Application Policy<text:bookmark-end text:name="__RefHeading__1635_1389097695"/></text:h>
      <text:p text:style-name="P23">Policy for an Application is self-contained. Definitions and lists defining one Application may be updated or deleted without affecting any other <text:span text:style-name="T68">a</text:span>pplication.</text:p>
      <text:p text:style-name="P23">Policy for an Application is defined in four sections:</text:p>
      <text:list xml:id="list1310710483254391187" text:style-name="L1">
        <text:list-item>
          <text:p text:style-name="P76">Connection Limits</text:p>
        </text:list-item>
        <text:list-item>
          <text:p text:style-name="P76">User Groups</text:p>
        </text:list-item>
        <text:list-item>
          <text:p text:style-name="P76">Connection Ingress Rules</text:p>
        </text:list-item>
        <text:list-item>
          <text:p text:style-name="P76">Group Settings</text:p>
        </text:list-item>
      </text:list>
      <text:h text:style-name="Heading_20_3" text:outline-level="3"><text:bookmark-start text:name="__RefHeading__1623_1389097695"/><text:span text:style-name="T54">Application C</text:span>onnection <text:span text:style-name="T54">L</text:span>imit<text:span text:style-name="T2">s</text:span>.<text:bookmark-end text:name="__RefHeading__1623_1389097695"/></text:h>
      <text:p text:style-name="P35"><draw:frame draw:style-name="fr1" draw:name="Frame2" text:anchor-type="paragraph" svg:width="6.8173in" draw:z-index="6"><draw:text-box fo:min-height="4.9437in"><text:p text:style-name="Frame_20_contents"><draw:g text:anchor-type="paragraph" draw:z-index="7" draw:style-name="gr1"><draw:custom-shape draw:style-name="gr17" draw:text-style-name="P104" svg:width="3.9004in" svg:height="3.5504in" svg:x="2.2665in" svg:y="0.0909in"><text:p text:style-name="P103"><text:span text:style-name="T73">Qpid Dispatch Router</text:span></text:p><text:p text:style-name="P103"><text:span text:style-name="T73"/></text:p><text:p text:style-name="P103"><text:span text:style-name="T73"/></text:p><text:p text:style-name="P103"><text:span text:style-name="T73"/></text:p><text:p text:style-name="P103"><text:span text:style-name="T73"/></text:p><text:p text:style-name="P103"><text:span text:style-name="T73"/></text:p><text:p text:style-name="P103"><text:span text:style-name="T73"/></text:p><text:p text:style-name="P103"><text:span text:style-name="T73"/></text:p><text:p text:style-name="P103"><text:span text:style-name="T73"/></text:p><text:p text:style-name="P103"><text:span text:style-name="T73"/></text:p><draw:enhanced-geometry svg:viewBox="0 0 21600 21600" draw:type="rectangle" draw:enhanced-path="M 0 0 L 21600 0 21600 21600 0 21600 0 0 Z N"/></draw:custom-shape><draw:custom-shape draw:style-name="gr3" draw:text-style-name="P105" svg:width="1.5004in" svg:height="0.5004in" svg:x="1.6165in" svg:y="1.1409in"><text:p text:style-name="P103"><text:span text:style-name="T73">Connector</text:span></text:p><draw:enhanced-geometry svg:viewBox="0 0 21600 21600" draw:type="rectangle" draw:enhanced-path="M 0 0 L 21600 0 21600 21600 0 21600 0 0 Z N"/></draw:custom-shape><draw:custom-shape draw:style-name="gr3" draw:text-style-name="P105" svg:width="1.5004in" svg:height="0.5004in" svg:x="1.6165in" svg:y="1.8409in"><text:p text:style-name="P103"><text:span text:style-name="T74">Listener</text:span></text:p><text:p text:style-name="P103"><text:span text:style-name="T75">port 20001</text:span></text:p><draw:enhanced-geometry svg:viewBox="0 0 21600 21600" draw:type="rectangle" draw:enhanced-path="M 0 0 L 21600 0 21600 21600 0 21600 0 0 Z N"/></draw:custom-shape><draw:custom-shape draw:style-name="gr3" draw:text-style-name="P105" svg:width="1.5004in" svg:height="0.5004in" svg:x="1.6165in" svg:y="1.1409in"><text:p text:style-name="P103"><text:span text:style-name="T74">Listener</text:span></text:p><text:p text:style-name="P103"><text:span text:style-name="T75">port 20000</text:span></text:p><draw:enhanced-geometry svg:viewBox="0 0 21600 21600" draw:type="rectangle" draw:enhanced-path="M 0 0 L 21600 0 21600 21600 0 21600 0 0 Z N"/></draw:custom-shape><draw:custom-shape draw:style-name="gr3" draw:text-style-name="P105" svg:width="1.5004in" svg:height="0.5004in" svg:x="1.6165in" svg:y="2.5409in"><text:p text:style-name="P103"><text:span text:style-name="T74">Listener</text:span></text:p><text:p text:style-name="P103"><text:span text:style-name="T75">port 20002</text:span></text:p><draw:enhanced-geometry svg:viewBox="0 0 21600 21600" draw:type="rectangle" draw:enhanced-path="M 0 0 L 21600 0 21600 21600 0 21600 0 0 Z N"/></draw:custom-shape><draw:g draw:style-name="gr4"><draw:custom-shape draw:style-name="gr5" draw:text-style-name="P107" svg:width="0.2004in" svg:height="0.2004in" svg:x="0.7173in" svg:y="0.940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08" svg:x1="0.8173in" svg:y1="1.1409in" svg:x2="0.8173in" svg:y2="1.3409in"><text:p/></draw:line><draw:line draw:style-name="gr6" draw:text-style-name="P108" svg:x1="0.9173in" svg:y1="1.4909in" svg:x2="0.8173in" svg:y2="1.3409in"><text:p/></draw:line><draw:line draw:style-name="gr6" draw:text-style-name="P108" svg:x1="0.7173in" svg:y1="1.4909in" svg:x2="0.8173in" svg:y2="1.3409in"><text:p/></draw:line><draw:line draw:style-name="gr6" draw:text-style-name="P108" svg:x1="0.7173in" svg:y1="1.1909in" svg:x2="0.9173in" svg:y2="1.1909in"><text:p/></draw:line></draw:g><draw:frame draw:style-name="gr7" draw:text-style-name="P110" svg:width="0.6504in" svg:height="0.2594in" svg:x="0.5673in" svg:y="1.5409in"><draw:text-box><text:p text:style-name="P109"><text:span text:style-name="T75">Alice</text:span></text:p></draw:text-box></draw:frame><draw:g draw:style-name="gr4"><draw:custom-shape draw:style-name="gr5" draw:text-style-name="P107" svg:width="0.2004in" svg:height="0.2004in" svg:x="0.7173in" svg:y="2.086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08" svg:x1="0.8173in" svg:y1="2.287in" svg:x2="0.8173in" svg:y2="2.487in"><text:p/></draw:line><draw:line draw:style-name="gr6" draw:text-style-name="P108" svg:x1="0.9173in" svg:y1="2.637in" svg:x2="0.8173in" svg:y2="2.487in"><text:p/></draw:line><draw:line draw:style-name="gr6" draw:text-style-name="P108" svg:x1="0.7173in" svg:y1="2.637in" svg:x2="0.8173in" svg:y2="2.487in"><text:p/></draw:line><draw:line draw:style-name="gr6" draw:text-style-name="P108" svg:x1="0.7173in" svg:y1="2.337in" svg:x2="0.9173in" svg:y2="2.337in"><text:p/></draw:line></draw:g><draw:frame draw:style-name="gr7" draw:text-style-name="P110" svg:width="0.6504in" svg:height="0.2594in" svg:x="0.5173in" svg:y="2.6866in"><draw:text-box><text:p text:style-name="P109"><text:span text:style-name="T75">Bob</text:span></text:p></draw:text-box></draw:frame><draw:frame draw:style-name="gr8" draw:text-style-name="P111" svg:width="0.9504in" svg:height="0.3232in" svg:x="0.4173in" svg:y="3.1409in"><draw:text-box><text:p text:style-name="P109"><text:span text:style-name="T76">Users</text:span></text:p></draw:text-box></draw:frame><draw:line draw:style-name="gr10" draw:text-style-name="P108" svg:x1="1.1673in" svg:y1="1.2909in" svg:x2="1.6169in" svg:y2="1.9409in"><text:p/></draw:line><draw:line draw:style-name="gr10" draw:text-style-name="P108" svg:x1="1.2173in" svg:y1="2.2909in" svg:x2="1.6169in" svg:y2="1.9909in"><text:p/></draw:line><draw:line draw:style-name="gr11" draw:text-style-name="P108" svg:x1="3.6169in" svg:y1="1.7409in" svg:x2="3.6169in" svg:y2="3.8409in"><text:p/></draw:line><draw:custom-shape draw:style-name="gr13" draw:text-style-name="P105" svg:width="1.5004in" svg:height="1.1004in" svg:x="4.2165in" svg:y="1.5409in"><text:p text:style-name="P103"><text:span text:style-name="T73">Application</text:span></text:p><draw:enhanced-geometry svg:viewBox="0 0 21600 21600" draw:type="rectangle" draw:enhanced-path="M 0 0 L 21600 0 21600 21600 0 21600 0 0 Z N"/></draw:custom-shape><draw:line draw:style-name="gr10" draw:text-style-name="P108" svg:x1="3.1169in" svg:y1="1.9409in" svg:x2="4.2169in" svg:y2="1.9409in"><text:p/></draw:line><draw:line draw:style-name="gr10" draw:text-style-name="P108" svg:x1="3.1173in" svg:y1="2.1909in" svg:x2="4.2169in" svg:y2="2.1909in"><text:p/></draw:line><draw:frame draw:style-name="gr9" draw:text-style-name="P112" svg:width="1.3004in" svg:height="0.7705in" svg:x="2.9665in" svg:y="3.8909in"><draw:text-box><text:p text:style-name="P103"><text:span text:style-name="T76">Application</text:span></text:p><text:p text:style-name="P103"><text:span text:style-name="T76">Connection</text:span></text:p><text:p text:style-name="P103"><text:span text:style-name="T76">Limits</text:span></text:p></draw:text-box></draw:frame><draw:line draw:style-name="gr10" draw:text-style-name="P108" svg:x1="1.2169in" svg:y1="2.4909in" svg:x2="1.6169in" svg:y2="2.7909in"><text:p/></draw:line><draw:line draw:style-name="gr10" draw:text-style-name="P108" svg:x1="3.1169in" svg:y1="2.8409in" svg:x2="4.2165in" svg:y2="2.3909in"><text:p/></draw:line></draw:g></text:p></draw:text-box></draw:frame><draw:g text:anchor-type="paragraph" draw:z-index="4" draw:style-name="gr1"><draw:custom-shape draw:style-name="gr12" draw:text-style-name="P104" svg:width="3.5004in" svg:height="3.5504in" svg:x="2.4118in" svg:y="0.4484in"><text:p text:style-name="P103"><text:span text:style-name="T73">Qpid Dispatch Router</text:span></text:p><text:p text:style-name="P103"><text:span text:style-name="T73"/></text:p><text:p text:style-name="P103"><text:span text:style-name="T73"/></text:p><text:p text:style-name="P103"><text:span text:style-name="T73"/></text:p><text:p text:style-name="P103"><text:span text:style-name="T73"/></text:p><text:p text:style-name="P103"><text:span text:style-name="T73"/></text:p><text:p text:style-name="P103"><text:span text:style-name="T73"/></text:p><text:p text:style-name="P103"><text:span text:style-name="T73"/></text:p><text:p text:style-name="P103"><text:span text:style-name="T73"/></text:p><text:p text:style-name="P103"><text:span text:style-name="T73"/></text:p><draw:enhanced-geometry svg:viewBox="0 0 21600 21600" draw:type="rectangle" draw:enhanced-path="M 0 0 L 21600 0 21600 21600 0 21600 0 0 Z N"/></draw:custom-shape><draw:custom-shape draw:style-name="gr3" draw:text-style-name="P105" svg:width="1.5004in" svg:height="0.5004in" svg:x="1.7618in" svg:y="1.4984in"><text:p text:style-name="P103"><text:span text:style-name="T73">Connector</text:span></text:p><draw:enhanced-geometry svg:viewBox="0 0 21600 21600" draw:type="rectangle" draw:enhanced-path="M 0 0 L 21600 0 21600 21600 0 21600 0 0 Z N"/></draw:custom-shape><draw:custom-shape draw:style-name="gr3" draw:text-style-name="P105" svg:width="1.5004in" svg:height="0.5004in" svg:x="1.7618in" svg:y="2.1984in"><text:p text:style-name="P103"><text:span text:style-name="T74">Listener</text:span></text:p><text:p text:style-name="P103"><text:span text:style-name="T75">port 20001</text:span></text:p><draw:enhanced-geometry svg:viewBox="0 0 21600 21600" draw:type="rectangle" draw:enhanced-path="M 0 0 L 21600 0 21600 21600 0 21600 0 0 Z N"/></draw:custom-shape><draw:custom-shape draw:style-name="gr3" draw:text-style-name="P105" svg:width="1.5004in" svg:height="0.5004in" svg:x="1.7618in" svg:y="1.4984in"><text:p text:style-name="P103"><text:span text:style-name="T74">Listener</text:span></text:p><text:p text:style-name="P103"><text:span text:style-name="T75">port 20000</text:span></text:p><draw:enhanced-geometry svg:viewBox="0 0 21600 21600" draw:type="rectangle" draw:enhanced-path="M 0 0 L 21600 0 21600 21600 0 21600 0 0 Z N"/></draw:custom-shape><draw:custom-shape draw:style-name="gr3" draw:text-style-name="P105" svg:width="1.5004in" svg:height="0.5004in" svg:x="1.7618in" svg:y="2.8984in"><text:p text:style-name="P103"><text:span text:style-name="T74">Listener</text:span></text:p><text:p text:style-name="P103"><text:span text:style-name="T75">port 20002</text:span></text:p><draw:enhanced-geometry svg:viewBox="0 0 21600 21600" draw:type="rectangle" draw:enhanced-path="M 0 0 L 21600 0 21600 21600 0 21600 0 0 Z N"/></draw:custom-shape><draw:g draw:style-name="gr4"><draw:custom-shape draw:style-name="gr5" draw:text-style-name="P107" svg:width="0.2004in" svg:height="0.2004in" svg:x="0.8626in" svg:y="1.298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08" svg:x1="0.9626in" svg:y1="1.4988in" svg:x2="0.9626in" svg:y2="1.6988in"><text:p/></draw:line><draw:line draw:style-name="gr6" draw:text-style-name="P108" svg:x1="1.0626in" svg:y1="1.8488in" svg:x2="0.9626in" svg:y2="1.6988in"><text:p/></draw:line><draw:line draw:style-name="gr6" draw:text-style-name="P108" svg:x1="0.8626in" svg:y1="1.8488in" svg:x2="0.9626in" svg:y2="1.6988in"><text:p/></draw:line><draw:line draw:style-name="gr6" draw:text-style-name="P108" svg:x1="0.8626in" svg:y1="1.5488in" svg:x2="1.0626in" svg:y2="1.5488in"><text:p/></draw:line></draw:g><draw:frame draw:style-name="gr7" draw:text-style-name="P110" svg:width="0.6504in" svg:height="0.2594in" svg:x="0.7126in" svg:y="1.8984in"><draw:text-box><text:p text:style-name="P109"><text:span text:style-name="T75">Alice</text:span></text:p></draw:text-box></draw:frame><draw:g draw:style-name="gr4"><draw:custom-shape draw:style-name="gr5" draw:text-style-name="P107" svg:width="0.2004in" svg:height="0.2004in" svg:x="0.8626in" svg:y="2.4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08" svg:x1="0.9626in" svg:y1="2.6441in" svg:x2="0.9626in" svg:y2="2.8441in"><text:p/></draw:line><draw:line draw:style-name="gr6" draw:text-style-name="P108" svg:x1="1.0626in" svg:y1="2.9941in" svg:x2="0.9626in" svg:y2="2.8441in"><text:p/></draw:line><draw:line draw:style-name="gr6" draw:text-style-name="P108" svg:x1="0.8626in" svg:y1="2.9941in" svg:x2="0.9626in" svg:y2="2.8441in"><text:p/></draw:line><draw:line draw:style-name="gr6" draw:text-style-name="P108" svg:x1="0.8626in" svg:y1="2.6941in" svg:x2="1.0626in" svg:y2="2.6941in"><text:p/></draw:line></draw:g><draw:frame draw:style-name="gr7" draw:text-style-name="P110" svg:width="0.6504in" svg:height="0.2594in" svg:x="0.6626in" svg:y="3.0437in"><draw:text-box><text:p text:style-name="P109"><text:span text:style-name="T75">Bob</text:span></text:p></draw:text-box></draw:frame><draw:frame draw:style-name="gr8" draw:text-style-name="P111" svg:width="0.9504in" svg:height="0.3232in" svg:x="0.5626in" svg:y="3.4984in"><draw:text-box><text:p text:style-name="P109"><text:span text:style-name="T76">Users</text:span></text:p></draw:text-box></draw:frame><draw:line draw:style-name="gr10" draw:text-style-name="P108" svg:x1="1.3126in" svg:y1="1.6488in" svg:x2="1.7622in" svg:y2="2.2988in"><text:p/></draw:line><draw:line draw:style-name="gr10" draw:text-style-name="P108" svg:x1="1.3626in" svg:y1="2.6488in" svg:x2="1.7622in" svg:y2="2.3488in"><text:p/></draw:line><draw:line draw:style-name="gr11" draw:text-style-name="P108" svg:x1="3.7622in" svg:y1="2.0988in" svg:x2="3.7622in" svg:y2="4.1988in"><text:p/></draw:line><draw:custom-shape draw:style-name="gr13" draw:text-style-name="P105" svg:width="1.5004in" svg:height="1.1004in" svg:x="4.3618in" svg:y="1.8984in"><text:p text:style-name="P103"><text:span text:style-name="T73">Application</text:span></text:p><draw:enhanced-geometry svg:viewBox="0 0 21600 21600" draw:type="rectangle" draw:enhanced-path="M 0 0 L 21600 0 21600 21600 0 21600 0 0 Z N"/></draw:custom-shape><draw:line draw:style-name="gr10" draw:text-style-name="P108" svg:x1="3.2622in" svg:y1="2.2988in" svg:x2="4.3622in" svg:y2="2.2988in"><text:p/></draw:line><draw:line draw:style-name="gr10" draw:text-style-name="P108" svg:x1="3.2626in" svg:y1="2.5488in" svg:x2="4.3622in" svg:y2="2.5488in"><text:p/></draw:line><draw:frame draw:style-name="gr9" draw:text-style-name="P112" svg:width="1.3004in" svg:height="0.7705in" svg:x="3.1118in" svg:y="4.2484in"><draw:text-box><text:p text:style-name="P103"><text:span text:style-name="T76">Application</text:span></text:p><text:p text:style-name="P103"><text:span text:style-name="T76">Connection</text:span></text:p><text:p text:style-name="P103"><text:span text:style-name="T76">Limits</text:span></text:p></draw:text-box></draw:frame></draw:g>Figure <text:s/>– Policy Application Connection Limit<text:span text:style-name="T3">s</text:span></text:p>
      <text:p text:style-name="P3"/>
      <text:p text:style-name="P3">The <text:span text:style-name="T2">Application</text:span> Connection Limit<text:span text:style-name="T2">s</text:span> enforce a maximum number of user connections that the QDR will allow to a given application. <text:span text:style-name="T2">Several limits may be specified.</text:span></text:p>
      <table:table table:name="Table1" table:style-name="Table1">
        <table:table-column table:style-name="Table1.A"/>
        <table:table-column table:style-name="Table1.B"/>
        <text:soft-page-break/>
        <table:table-row>
          <table:table-cell table:style-name="Table1.A1" office:value-type="string">
            <text:p text:style-name="P41"><text:span text:style-name="T6">Application Connection </text:span>Limit</text:p>
          </table:table-cell>
          <table:table-cell table:style-name="Table1.B1" office:value-type="string">
            <text:p text:style-name="P41">Enforces</text:p>
          </table:table-cell>
        </table:table-row>
        <table:table-row>
          <table:table-cell table:style-name="Table1.A2" office:value-type="string">
            <text:p text:style-name="P40">maximumConnections</text:p>
          </table:table-cell>
          <table:table-cell table:style-name="Table1.B2" office:value-type="string">
            <text:p text:style-name="P40">The total number of connections allowed regardless of source.</text:p>
          </table:table-cell>
        </table:table-row>
        <table:table-row>
          <table:table-cell table:style-name="Table1.A2" office:value-type="string">
            <text:p text:style-name="P40">maximumConnectionsPerUser</text:p>
          </table:table-cell>
          <table:table-cell table:style-name="Table1.B2" office:value-type="string">
            <text:p text:style-name="P40">The total number of connections allowed for a given <text:span text:style-name="T3">authenticated </text:span><text:s/>user regardless of which remote host the user is connecting from.</text:p>
          </table:table-cell>
        </table:table-row>
        <table:table-row>
          <table:table-cell table:style-name="Table1.A2" office:value-type="string">
            <text:p text:style-name="P40">maximumConnectionsPerHost</text:p>
          </table:table-cell>
          <table:table-cell table:style-name="Table1.B2" office:value-type="string">
            <text:p text:style-name="P40">The total number of connections allowed from a remote host regardless of which user is originating the connection.</text:p>
          </table:table-cell>
        </table:table-row>
      </table:table>
      <text:p text:style-name="P36"><text:span text:style-name="T4">Table </text:span><text:s/>– Policy Application Connection Limit<text:span text:style-name="T3">s</text:span></text:p>
      <text:h text:style-name="P89" text:outline-level="3"><text:bookmark-start text:name="__RefHeading__2445_1389097695"/>User Groups<text:bookmark-end text:name="__RefHeading__2445_1389097695"/></text:h>
      <text:p text:style-name="P18"><text:span text:style-name="T18">QDR configuration for user group assignment consists of a </text:span><text:span text:style-name="T7">userGroups</text:span><text:span text:style-name="T12"> </text:span><text:span text:style-name="T18">dictionary where </text:span><text:span text:style-name="T25">the</text:span><text:span text:style-name="T18"> key is the </text:span><text:span text:style-name="T27">user </text:span><text:span text:style-name="T18">group name and the value is the list of authenticated user names </text:span><text:span text:style-name="T27">in that group</text:span><text:span text:style-name="T18">. For instance:</text:span></text:p>
      <text:p text:style-name="P55"><text:span text:style-name="T49">userGroups[“admins”] = “Alice, bob, harry”<text:line-break/></text:span><text:span text:style-name="T50">userGroups[“users”] <text:s/>= “user1, user2, user3”</text:span></text:p>
      <text:p text:style-name="P18"><text:span text:style-name="T25">When user </text:span><text:span text:style-name="T8">Alice</text:span><text:span text:style-name="T25"> connects she is assigned to the </text:span><text:span text:style-name="T8">admins</text:span><text:span text:style-name="T45"> </text:span><text:span text:style-name="T25">user group.</text:span></text:p>
      <text:list xml:id="list7226874905431902621" text:style-name="L2">
        <text:list-item>
          <text:p text:style-name="P77">A user may be in only one group.</text:p>
        </text:list-item>
        <text:list-item>
          <text:p text:style-name="P78">Users in a user group are subject to <text:span text:style-name="T57">Connection</text:span> Ingress policy rules.</text:p>
        </text:list-item>
        <text:list-item>
          <text:p text:style-name="P84"><text:span text:style-name="T18">Users who are not in any group are assigned to the group </text:span><text:span text:style-name="T7">default</text:span><text:span text:style-name="T18">. A configuration boolean </text:span><text:span text:style-name="T7">connectionAllowDefault</text:span><text:span text:style-name="T18"> controls whether use</text:span><text:span text:style-name="T34">r</text:span><text:span text:style-name="T18">s in the default group are allowed to connect.</text:span></text:p>
        </text:list-item>
      </text:list>
      <text:h text:style-name="P90" text:outline-level="3"><text:bookmark-start text:name="__RefHeading__2447_1389097695"/><text:span text:style-name="T25">C</text:span><text:span text:style-name="T18">onnection Ingress Rules</text:span><text:bookmark-end text:name="__RefHeading__2447_1389097695"/></text:h>
      <text:p text:style-name="P11">QDR configuration defines groups of network hosts and which user group users are allowed to connect from those hosts. These are effectively white lists of hosts that limit user connections. The configuration defines two tables to effect ingress checks. </text:p>
      <text:p text:style-name="P19"><text:span text:style-name="T18">Table </text:span><text:span text:style-name="T7">ingressHostGroups</text:span><text:span text:style-name="T44"> </text:span><text:span text:style-name="T18">is a dictionary where the key is an ingress host group name and the value is a </text:span><text:span text:style-name="T42">CSV </text:span><text:span text:style-name="T18">list of IP hosts in that group.</text:span></text:p>
      <text:p text:style-name="P56"><text:span text:style-name="T25">ingressHostGroups</text:span><text:span text:style-name="T18">[“</text:span><text:span text:style-name="T25">localhost</text:span><text:span text:style-name="T18">”] = “</text:span><text:span text:style-name="T25">127.0.0.1, ::1</text:span><text:span text:style-name="T18">”<text:line-break/></text:span><text:span text:style-name="T25">ingressHostGroups</text:span><text:span text:style-name="T18">[“</text:span><text:span text:style-name="T25">Ten18</text:span><text:span text:style-name="T18">”] <text:s text:c="4"/>= “</text:span><text:span text:style-name="T25">10.18.0.0-10.18.255.255</text:span><text:span text:style-name="T18">”<text:line-break/></text:span><text:span text:style-name="T25">ingressHostGroups</text:span><text:span text:style-name="T18">[“</text:span><text:span text:style-name="T25">social</text:span><text:span text:style-name="T18">”] <text:s text:c="3"/>= “</text:span><text:span text:style-name="T26">example</text:span><text:span text:style-name="T25">.com</text:span><text:span text:style-name="T18">”<text:line-break/></text:span><text:span text:style-name="T42">ingressHostGroups[“anywhere”] <text:s/>= “*”</text:span></text:p>
      <text:p text:style-name="P19"><text:span text:style-name="T18">A user connecting from 10.18.33.145 would be in the </text:span><text:span text:style-name="T7">Ten18</text:span><text:span text:style-name="T18"> ingress host group.</text:span></text:p>
      <text:list xml:id="list2482374139467631707" text:style-name="L3">
        <text:list-item>
          <text:p text:style-name="P79">Numeric host IP addresses may be IPv4 or IPv6.</text:p>
        </text:list-item>
        <text:list-item>
          <text:p text:style-name="P79">Host ranges are two numeric addresses of the same family separated by a hyphen. Do not mix IPv4 and IPv6 addresses in a range.</text:p>
        </text:list-item>
        <text:list-item>
          <text:p text:style-name="P81"><text:soft-page-break/>Host group ranges may overlap. IP addresses may be in any number of host groups.</text:p>
        </text:list-item>
        <text:list-item>
          <text:p text:style-name="P82">The host wildcard is '<text:span text:style-name="T71">*</text:span>'.</text:p>
        </text:list-item>
      </text:list>
      <text:p text:style-name="P19"><text:span text:style-name="T18">Table </text:span><text:span text:style-name="T7">ingressPolicies</text:span><text:span text:style-name="T18"> is a dictionary where the key is a user group name and the value is a list </text:span><text:span text:style-name="T34">o</text:span><text:span text:style-name="T18">f ingressHostGroups for those users.</text:span></text:p>
      <text:p text:style-name="P56"><text:span text:style-name="T25">ingress</text:span><text:span text:style-name="T26">Policies</text:span><text:span text:style-name="T18">[“</text:span><text:span text:style-name="T25">admins</text:span><text:span text:style-name="T18">”] = “</text:span><text:span text:style-name="T26">localhost, Ten18</text:span><text:span text:style-name="T18">”<text:line-break/></text:span><text:span text:style-name="T25">ingress</text:span><text:span text:style-name="T26">Policie</text:span><text:span text:style-name="T25">s</text:span><text:span text:style-name="T18">[“</text:span><text:span text:style-name="T26">users</text:span><text:span text:style-name="T18">”] <text:s/>= “</text:span><text:span text:style-name="T26">social</text:span><text:span text:style-name="T18">”</text:span></text:p>
      <text:p text:style-name="P17"><text:span text:style-name="T18">User </text:span><text:span text:style-name="T7">Alice</text:span><text:span text:style-name="T18"> in the user group </text:span><text:span text:style-name="T7">admins</text:span><text:span text:style-name="T18"> must connect from a host in the </text:span><text:span text:style-name="T7">localhost</text:span><text:span text:style-name="T18"> or the </text:span><text:span text:style-name="T7">Ten18</text:span><text:span text:style-name="T18"> ingressHostGroups entry. Similarly user </text:span><text:span text:style-name="T7">user1</text:span><text:span text:style-name="T18"> would be assigned to the user group </text:span><text:span text:style-name="T7">users</text:span><text:span text:style-name="T18"> and constrained to connecting from a host in the </text:span><text:span text:style-name="T7">social</text:span><text:span text:style-name="T18"> ingressHostGroups entry.</text:span></text:p>
      <text:list xml:id="list9077970019893806821" text:style-name="L4">
        <text:list-item>
          <text:p text:style-name="P80">If a user group has no ingress policy then all connections from that group are allowed.</text:p>
        </text:list-item>
      </text:list>
      <text:h text:style-name="P91" text:outline-level="3"/>
      <text:h text:style-name="P97" text:outline-level="3"/>
      <text:h text:style-name="Heading_20_3" text:outline-level="3"><text:bookmark-start text:name="__RefHeading__119_638938436"/><text:span text:style-name="T54">Application </text:span>Resource Limits<text:bookmark-end text:name="__RefHeading__119_638938436"/></text:h>
      <text:p text:style-name="P5">If an authenticated user is allowed to connect to an application then the connection is subject to further restrictions. <text:span text:style-name="T58">Limits are applied to various AMQP settings and protocol operations.</text:span></text:p>
      <table:table table:name="Table2" table:style-name="Table2">
        <table:table-column table:style-name="Table2.A"/>
        <table:table-column table:style-name="Table2.B"/>
        <table:table-row>
          <table:table-cell table:style-name="Table2.A1" office:value-type="string">
            <text:p text:style-name="P42"><text:span text:style-name="T6">Application Resource </text:span>Limit</text:p>
          </table:table-cell>
          <table:table-cell table:style-name="Table2.B1" office:value-type="string">
            <text:p text:style-name="P42">Enforces</text:p>
          </table:table-cell>
        </table:table-row>
        <table:table-row>
          <table:table-cell table:style-name="Table2.A2" office:value-type="string">
            <text:p text:style-name="P48">AMQP Connection Open</text:p>
          </table:table-cell>
          <table:table-cell table:style-name="Table2.B2" office:value-type="string">
            <text:p text:style-name="P44"/>
          </table:table-cell>
        </table:table-row>
        <table:table-row>
          <table:table-cell table:style-name="Table2.A2" office:value-type="string">
            <text:p text:style-name="P44">maxFrameSize</text:p>
          </table:table-cell>
          <table:table-cell table:style-name="Table2.B2" office:value-type="string">
            <text:p text:style-name="P44">Largest frame that may be sent on this connection. (AMQP Open, max-frame-size)</text:p>
          </table:table-cell>
        </table:table-row>
        <table:table-row>
          <table:table-cell table:style-name="Table2.A2" office:value-type="string">
            <text:p text:style-name="P45"><text:span text:style-name="T5">m</text:span>axSessions</text:p>
          </table:table-cell>
          <table:table-cell table:style-name="Table2.B2" office:value-type="string">
            <text:p text:style-name="P44">Maximum number of sessions that may be created on this connection. (AMQP Open, channel-max) </text:p>
          </table:table-cell>
        </table:table-row>
        <table:table-row>
          <table:table-cell table:style-name="Table2.A2" office:value-type="string">
            <text:p text:style-name="P48">AMQP Session Begin</text:p>
          </table:table-cell>
          <table:table-cell table:style-name="Table2.B2" office:value-type="string">
            <text:p text:style-name="P44"/>
          </table:table-cell>
        </table:table-row>
        <table:table-row>
          <table:table-cell table:style-name="Table2.A2" office:value-type="string">
            <text:p text:style-name="P49"><text:span text:style-name="T5">m</text:span>axSessionWindow</text:p>
          </table:table-cell>
          <table:table-cell table:style-name="Table2.B2" office:value-type="string">
            <text:p text:style-name="P45"><text:span text:style-name="T55">Incoming capacity for new sessions</text:span>. (AMQP Begin, incoming-window)</text:p>
          </table:table-cell>
        </table:table-row>
        <table:table-row>
          <table:table-cell table:style-name="Table2.A2" office:value-type="string">
            <text:p text:style-name="P48">AMQP Link Attach</text:p>
          </table:table-cell>
          <table:table-cell table:style-name="Table2.B2" office:value-type="string">
            <text:p text:style-name="P44"/>
          </table:table-cell>
        </table:table-row>
        <table:table-row>
          <table:table-cell table:style-name="Table2.A2" office:value-type="string">
            <text:p text:style-name="P44">maxMessageSize</text:p>
          </table:table-cell>
          <table:table-cell table:style-name="Table2.B2" office:value-type="string">
            <text:p text:style-name="P44">Largest message size supported by links created on this connection. (AMQP Attach, max-message-size)</text:p>
          </table:table-cell>
        </table:table-row>
        <table:table-row>
          <table:table-cell table:style-name="Table2.A2" office:value-type="string">
            <text:p text:style-name="P44"><text:span text:style-name="T5">m</text:span>axSenders</text:p>
          </table:table-cell>
          <table:table-cell table:style-name="Table2.B2" office:value-type="string">
            <text:p text:style-name="P46">Maximum number of sending links that may be created on this connection.</text:p>
          </table:table-cell>
        </table:table-row>
        <table:table-row>
          <table:table-cell table:style-name="Table2.A2" office:value-type="string">
            <text:p text:style-name="P46"><text:span text:style-name="T5">m</text:span>axReceivers</text:p>
          </table:table-cell>
          <table:table-cell table:style-name="Table2.B2" office:value-type="string">
            <text:p text:style-name="P46">Maximum number of receiving links that may be created on this connection.</text:p>
          </table:table-cell>
        </table:table-row>
        <table:table-row>
          <table:table-cell table:style-name="Table2.A2" office:value-type="string">
            <text:p text:style-name="P46"><text:span text:style-name="T5">a</text:span>llowDynamicSrc</text:p>
          </table:table-cell>
          <table:table-cell table:style-name="Table2.B2" office:value-type="string">
            <text:p text:style-name="P46">This connection is allowed to <text:span text:style-name="T55">create receiving links using</text:span> the <text:span text:style-name="T55">D</text:span>ynamic <text:span text:style-name="T55">L</text:span>ink <text:span text:style-name="T55">S</text:span>ource feature.</text:p>
          </table:table-cell>
        </table:table-row>
        <table:table-row>
          <table:table-cell table:style-name="Table2.A2" office:value-type="string">
            <text:p text:style-name="P46"><text:span text:style-name="T5">a</text:span>llowAnonymousSender</text:p>
          </table:table-cell>
          <table:table-cell table:style-name="Table2.B2" office:value-type="string">
            <text:p text:style-name="P46">This connection is allowed to <text:span text:style-name="T55">create sending links using</text:span> the Anonymous Sender feature.</text:p>
          </table:table-cell>
        </table:table-row>
        <table:table-row>
          <table:table-cell table:style-name="Table2.A2" office:value-type="string">
            <text:p text:style-name="P46"><text:span text:style-name="T5">s</text:span>ources</text:p>
          </table:table-cell>
          <table:table-cell table:style-name="Table2.B2" office:value-type="string">
            <text:p text:style-name="P46">List of Source addresses allowed when creating receiving links. <text:span text:style-name="T58">This list may be expressed as a CSV string or as a list of strings.</text:span></text:p>
          </table:table-cell>
        </table:table-row>
        <table:table-row>
          <table:table-cell table:style-name="Table2.A2" office:value-type="string">
            <text:p text:style-name="P46"><text:span text:style-name="T5">t</text:span>argets</text:p>
          </table:table-cell>
          <table:table-cell table:style-name="Table2.B2" office:value-type="string">
            <text:p text:style-name="P47">List of Target addresses allowed when creating sending links.<text:span text:style-name="T58">This list may be expressed as a CSV string or as a list of strings.</text:span></text:p>
          </table:table-cell>
        </table:table-row>
      </table:table>
      <text:p text:style-name="P36"><text:span text:style-name="T4">Table </text:span><text:s/>– Policy Applicatio<text:span text:style-name="T4">n Resource Limits</text:span></text:p>
      <text:p text:style-name="Text_20_body"/>
      <text:h text:style-name="P69" text:outline-level="1"/>
      <text:h text:style-name="P73" text:outline-level="1"><text:bookmark-start text:name="__RefHeading__123_638938436"/>Policy Schema<text:bookmark-end text:name="__RefHeading__123_638938436"/></text:h>
      <text:p text:style-name="P22">This section describes the QDR schema associated with Policy.</text:p>
      <text:h text:style-name="P101" text:outline-level="2"><text:bookmark-start text:name="__RefHeading__125_638938436"/>Global Policy<text:bookmark-end text:name="__RefHeading__125_638938436"/></text:h>
      <text:h text:style-name="Heading_20_3" text:outline-level="3"><text:bookmark-start text:name="__RefHeading__1239_1950688716"/>policy<text:bookmark-end text:name="__RefHeading__1239_1950688716"/></text:h>
      <table:table table:name="Table4" table:style-name="Table4">
        <table:table-column table:style-name="Table4.A"/>
        <table:table-column table:style-name="Table4.B"/>
        <table:table-row>
          <table:table-cell table:style-name="Table4.A1" office:value-type="string">
            <text:p text:style-name="P43">Configuration Attribute</text:p>
          </table:table-cell>
          <table:table-cell table:style-name="Table4.B1" office:value-type="string">
            <text:p text:style-name="Table_20_Contents"/>
          </table:table-cell>
        </table:table-row>
        <table:table-row>
          <table:table-cell table:style-name="Table4.A2" office:value-type="string">
            <text:p text:style-name="P51">maximumConnections</text:p>
          </table:table-cell>
          <table:table-cell table:style-name="Table4.B2" office:value-type="string">
            <text:p text:style-name="P51">Global maximum number of concurrent client connections allowed. Zero implies no limit. This limit is always enforced even if no other policy settings have been defined.</text:p>
          </table:table-cell>
        </table:table-row>
        <table:table-row>
          <table:table-cell table:style-name="Table4.A2" office:value-type="string">
            <text:p text:style-name="P51">path</text:p>
          </table:table-cell>
          <table:table-cell table:style-name="Table4.B2" office:value-type="string">
            <text:p text:style-name="P51"><text:span text:style-name="T70">P</text:span>ath to a folder that holds policyRuleset definition .json files. <text:s/>All rulesets in all .json files in this folder are processed.</text:p>
          </table:table-cell>
        </table:table-row>
        <table:table-row>
          <table:table-cell table:style-name="Table4.A2" office:value-type="string">
            <text:p text:style-name="P51">enableAccessRules</text:p>
          </table:table-cell>
          <table:table-cell table:style-name="Table4.B2" office:value-type="string">
            <text:p text:style-name="P51">Enable user rule set processing and application connection denial.</text:p>
          </table:table-cell>
        </table:table-row>
        <table:table-row>
          <table:table-cell table:style-name="Table4.A2" office:value-type="string">
            <text:p text:style-name="P53">defaultApplication</text:p>
          </table:table-cell>
          <table:table-cell table:style-name="Table4.B2" office:value-type="string">
            <text:p text:style-name="P53">Application policyRuleset to use for connections with no open.hostname or a hostname that does not match any existing policy. For users that don't wish to use open.hostname or any multi-tennancy feature, this default policy can be the only policy in effect for the network.</text:p>
          </table:table-cell>
        </table:table-row>
        <table:table-row>
          <table:table-cell table:style-name="Table4.A2" office:value-type="string">
            <text:p text:style-name="P54">defaultApplicationEnabled</text:p>
          </table:table-cell>
          <table:table-cell table:style-name="Table4.B2" office:value-type="string">
            <text:p text:style-name="P54">Enable <text:span text:style-name="T16">defaultApplication</text:span> policy fallback logic.</text:p>
          </table:table-cell>
        </table:table-row>
        <table:table-row>
          <table:table-cell table:style-name="Table4.A2" office:value-type="string">
            <text:p text:style-name="P43">Status Attribute</text:p>
          </table:table-cell>
          <table:table-cell table:style-name="Table4.B2" office:value-type="string">
            <text:p text:style-name="Table_20_Contents"/>
          </table:table-cell>
        </table:table-row>
        <table:table-row>
          <table:table-cell table:style-name="Table4.A2" office:value-type="string">
            <text:p text:style-name="P51">connectionsProcessed</text:p>
          </table:table-cell>
          <table:table-cell table:style-name="Table4.B2" office:value-type="string">
            <text:p text:style-name="P51">Number of client connections processed.</text:p>
          </table:table-cell>
        </table:table-row>
        <table:table-row>
          <table:table-cell table:style-name="Table4.A2" office:value-type="string">
            <text:p text:style-name="P51">connectionsDenied</text:p>
          </table:table-cell>
          <table:table-cell table:style-name="Table4.B2" office:value-type="string">
            <text:p text:style-name="P51">Number of client connections denied.</text:p>
          </table:table-cell>
        </table:table-row>
        <table:table-row>
          <table:table-cell table:style-name="Table4.A2" office:value-type="string">
            <text:p text:style-name="P51">connectionsCurrent</text:p>
          </table:table-cell>
          <table:table-cell table:style-name="Table4.B2" office:value-type="string">
            <text:p text:style-name="P51">Number of client connections currently active.</text:p>
          </table:table-cell>
        </table:table-row>
      </table:table>
      <text:p text:style-name="P37"><text:span text:style-name="T4">Table </text:span><text:s/>– Policy <text:span text:style-name="T68">Configuration: policy</text:span></text:p>
      <text:h text:style-name="P101" text:outline-level="2"><text:bookmark-start text:name="__RefHeading__1237_1950688716"/>Application Policy<text:bookmark-end text:name="__RefHeading__1237_1950688716"/></text:h>
      <text:h text:style-name="Heading_20_3" text:outline-level="3"><text:bookmark-start text:name="__RefHeading__1241_1950688716"/>policyRuleset<text:bookmark-end text:name="__RefHeading__1241_1950688716"/></text:h>
      <table:table table:name="Table5" table:style-name="Table5">
        <table:table-column table:style-name="Table5.A"/>
        <table:table-column table:style-name="Table5.B"/>
        <table:table-row>
          <table:table-cell table:style-name="Table5.A1" office:value-type="string">
            <text:p text:style-name="P43">Configuration Attribute</text:p>
          </table:table-cell>
          <table:table-cell table:style-name="Table5.B1" office:value-type="string">
            <text:p text:style-name="Table_20_Contents"/>
          </table:table-cell>
        </table:table-row>
        <table:table-row>
          <table:table-cell table:style-name="Table5.A2" office:value-type="string">
            <text:p text:style-name="P51">applicationName</text:p>
          </table:table-cell>
          <table:table-cell table:style-name="Table5.B2" office:value-type="string">
            <text:p text:style-name="P51">Application name.</text:p>
          </table:table-cell>
        </table:table-row>
        <table:table-row>
          <table:table-cell table:style-name="Table5.A2" office:value-type="string">
            <text:p text:style-name="P51">maxConnections</text:p>
          </table:table-cell>
          <table:table-cell table:style-name="Table5.B2" office:value-type="string">
            <text:p text:style-name="P51">Maximum number of concurrent client connections allowed. Zero implies no limit.</text:p>
          </table:table-cell>
        </table:table-row>
        <table:table-row>
          <table:table-cell table:style-name="Table5.A2" office:value-type="string">
            <text:p text:style-name="P51">maxConnPerUser</text:p>
          </table:table-cell>
          <table:table-cell table:style-name="Table5.B2" office:value-type="string">
            <text:p text:style-name="P51">Maximum number of concurrent client connections allowed for any single user. Zero <text:soft-page-break/>implies no limit.</text:p>
          </table:table-cell>
        </table:table-row>
        <table:table-row>
          <table:table-cell table:style-name="Table5.A2" office:value-type="string">
            <text:p text:style-name="P51">maxConnPerHost</text:p>
          </table:table-cell>
          <table:table-cell table:style-name="Table5.B2" office:value-type="string">
            <text:p text:style-name="P51">Maximum number of concurrent client connections allowed for any remote host. Zero implies no limit.</text:p>
          </table:table-cell>
        </table:table-row>
        <table:table-row>
          <table:table-cell table:style-name="Table5.A2" office:value-type="string">
            <text:p text:style-name="P51">userGroups</text:p>
          </table:table-cell>
          <table:table-cell table:style-name="Table5.B2" office:value-type="string">
            <text:p text:style-name="P52">A map where each key is a user group name and the corresponding value is a CSV string naming the users in that group. A user may be assigned to only one group.</text:p>
          </table:table-cell>
        </table:table-row>
        <table:table-row>
          <table:table-cell table:style-name="Table5.A2" office:value-type="string">
            <text:p text:style-name="P51">ingressHostGroups</text:p>
          </table:table-cell>
          <table:table-cell table:style-name="Table5.B2" office:value-type="string">
            <text:p text:style-name="P52">A map where each key is an ingress host group name and the corresponding value is a CSV string naming the IP addresses or address ranges in that group. IP addresses may be FQDN strings or numeric IPv4 or IPv6 host addresses. A host range is two host addresses of the same address family separated with a hyphen. <text:s/>The wildcard host address '*' represents any host address.</text:p>
          </table:table-cell>
        </table:table-row>
        <table:table-row>
          <table:table-cell table:style-name="Table5.A2" office:value-type="string">
            <text:p text:style-name="P51">ingressPolicies</text:p>
          </table:table-cell>
          <table:table-cell table:style-name="Table5.B2" office:value-type="string">
            <text:p text:style-name="P52">A map where each key is a user group name and the corresponding value is a CSV string naming the ingress host group names that restrict the ingress host for the user group. Users who are members of the user group are allowed to connect only from a host in one of the named ingress host groups.</text:p>
          </table:table-cell>
        </table:table-row>
        <table:table-row>
          <table:table-cell table:style-name="Table5.A2" office:value-type="string">
            <text:p text:style-name="P51">connectionAllowDefault</text:p>
          </table:table-cell>
          <table:table-cell table:style-name="Table5.B2" office:value-type="string">
            <text:p text:style-name="P52">Unrestricted users, those who are not members of a defined user group, are allowed to connect to this application. Unrestricted users are assigned to the 'default' user group and receive 'default' settings.</text:p>
          </table:table-cell>
        </table:table-row>
        <table:table-row>
          <table:table-cell table:style-name="Table5.A2" office:value-type="string">
            <text:p text:style-name="P51">settings</text:p>
          </table:table-cell>
          <table:table-cell table:style-name="Table5.B2" office:value-type="string">
            <text:p text:style-name="P52">A map where each key is a user group name and the value is a map of the corresponding settings for that group.</text:p>
          </table:table-cell>
        </table:table-row>
      </table:table>
      <text:p text:style-name="P37"><text:span text:style-name="T4">Table </text:span><text:s/>– Policy <text:span text:style-name="T68">Configuration: policyRuleset</text:span></text:p>
      <text:h text:style-name="Heading_20_3" text:outline-level="3"><text:bookmark-start text:name="__RefHeading__1243_1950688716"/>policyStats<text:bookmark-end text:name="__RefHeading__1243_1950688716"/></text:h>
      <table:table table:name="Table6" table:style-name="Table6">
        <table:table-column table:style-name="Table6.A"/>
        <table:table-column table:style-name="Table6.B"/>
        <table:table-row>
          <table:table-cell table:style-name="Table6.A1" office:value-type="string">
            <text:p text:style-name="P50">Status Attribute</text:p>
          </table:table-cell>
          <table:table-cell table:style-name="Table6.B1" office:value-type="string">
            <text:p text:style-name="Table_20_Contents"/>
          </table:table-cell>
        </table:table-row>
        <table:table-row>
          <table:table-cell table:style-name="Table6.A2" office:value-type="string">
            <text:p text:style-name="P52">applicationName</text:p>
          </table:table-cell>
          <table:table-cell table:style-name="Table6.B2" office:value-type="string">
            <text:p text:style-name="P52">The application name.</text:p>
          </table:table-cell>
        </table:table-row>
        <table:table-row>
          <table:table-cell table:style-name="Table6.A2" office:value-type="string">
            <text:p text:style-name="P52">connectionsApproved</text:p>
          </table:table-cell>
          <table:table-cell table:style-name="Table6.B2" office:value-type="string">
            <text:p text:style-name="Table_20_Contents"/>
          </table:table-cell>
        </table:table-row>
        <table:table-row>
          <table:table-cell table:style-name="Table6.A2" office:value-type="string">
            <text:p text:style-name="P52">connectionsDenied</text:p>
          </table:table-cell>
          <table:table-cell table:style-name="Table6.B2" office:value-type="string">
            <text:p text:style-name="Table_20_Contents"/>
          </table:table-cell>
        </table:table-row>
        <table:table-row>
          <table:table-cell table:style-name="Table6.A2" office:value-type="string">
            <text:p text:style-name="P52">connectionsCurrent</text:p>
          </table:table-cell>
          <table:table-cell table:style-name="Table6.B2" office:value-type="string">
            <text:p text:style-name="Table_20_Contents"/>
          </table:table-cell>
        </table:table-row>
        <table:table-row>
          <table:table-cell table:style-name="Table6.A2" office:value-type="string">
            <text:p text:style-name="P52">perUserState</text:p>
          </table:table-cell>
          <table:table-cell table:style-name="Table6.B2" office:value-type="string">
            <text:p text:style-name="P52">A map where the key is the authenticated user name and the value is a list of the user's connections.</text:p>
          </table:table-cell>
        </table:table-row>
        <text:soft-page-break/>
        <table:table-row>
          <table:table-cell table:style-name="Table6.A2" office:value-type="string">
            <text:p text:style-name="P52">perHostState</text:p>
          </table:table-cell>
          <table:table-cell table:style-name="Table6.B2" office:value-type="string">
            <text:p text:style-name="P52">A map where the key is the host name and the value is a list of the host's connections.</text:p>
          </table:table-cell>
        </table:table-row>
        <table:table-row>
          <table:table-cell table:style-name="Table6.A2" office:value-type="string">
            <text:p text:style-name="P52">sessionDenied</text:p>
          </table:table-cell>
          <table:table-cell table:style-name="Table6.B2" office:value-type="string">
            <text:p text:style-name="Table_20_Contents"/>
          </table:table-cell>
        </table:table-row>
        <table:table-row>
          <table:table-cell table:style-name="Table6.A2" office:value-type="string">
            <text:p text:style-name="P52">senderDenied</text:p>
          </table:table-cell>
          <table:table-cell table:style-name="Table6.B2" office:value-type="string">
            <text:p text:style-name="Table_20_Contents"/>
          </table:table-cell>
        </table:table-row>
        <table:table-row>
          <table:table-cell table:style-name="Table6.A2" office:value-type="string">
            <text:p text:style-name="P52">receiverDenied</text:p>
          </table:table-cell>
          <table:table-cell table:style-name="Table6.B2" office:value-type="string">
            <text:p text:style-name="Table_20_Contents"/>
          </table:table-cell>
        </table:table-row>
      </table:table>
      <text:p text:style-name="P37"><text:span text:style-name="T4">Table </text:span><text:s/>– Policy <text:span text:style-name="T68">Configuration: policyStats</text:span></text:p>
      <text:h text:style-name="P70" text:outline-level="1"><text:bookmark-start text:name="__RefHeading__1122_241761259"/><text:span text:style-name="T19">P</text:span><text:span text:style-name="T35">olicy Operation</text:span><text:bookmark-end text:name="__RefHeading__1122_241761259"/></text:h>
      <text:h text:style-name="P93" text:outline-level="3"><text:bookmark-start text:name="__RefHeading__129_638938436"/><text:span text:style-name="T19">C</text:span><text:span text:style-name="T18">onnection Approval</text:span><text:bookmark-end text:name="__RefHeading__129_638938436"/></text:h>
      <text:p text:style-name="P16"><text:span text:style-name="T20">W</text:span><text:span text:style-name="T18">ith no Policy in place QDR </text:span><text:span text:style-name="T24">returns an</text:span><text:span text:style-name="T18"> AMQP Open </text:span><text:span text:style-name="T24">to the client </text:span><text:span text:style-name="T36">with default field values.</text:span></text:p>
      <text:p text:style-name="P38"><draw:frame draw:style-name="fr1" draw:name="Frame4" text:anchor-type="paragraph" svg:width="6.4957in" draw:z-index="2"><draw:text-box fo:min-height="2.4709in"><text:p text:style-name="Frame_20_contents"><draw:g text:anchor-type="paragraph" draw:z-index="5" draw:style-name="gr1"><draw:custom-shape draw:style-name="gr14" draw:text-style-name="P113" svg:width="0.6004in" svg:height="0.5504in" svg:x="1.9898in" svg:y="0.25in"><text:p text:style-name="P103"><text:span text:style-name="T75">Clie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13" svg:width="0.6004in" svg:height="0.5504in" svg:x="3.4898in" svg:y="0.25in"><text:p text:style-name="P103"><text:span text:style-name="T75">QD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08" svg:x1="2.2894in" svg:y1="0.8in" svg:x2="2.2894in" svg:y2="1.75in"><text:p/></draw:line><draw:line draw:style-name="gr6" draw:text-style-name="P108" svg:x1="3.7894in" svg:y1="0.8in" svg:x2="3.7894in" svg:y2="1.75in"><text:p/></draw:line><draw:line draw:style-name="gr15" draw:text-style-name="P114" svg:x1="2.2894in" svg:y1="1in" svg:x2="3.7894in" svg:y2="1.1in"><text:p text:style-name="P103"><text:span text:style-name="T75">AMQP Open</text:span></text:p><text:p text:style-name="P103"><text:span text:style-name="T75"/></text:p></draw:line><draw:line draw:style-name="gr16" draw:text-style-name="P114" svg:x1="2.2894in" svg:y1="1.45in" svg:x2="3.7894in" svg:y2="1.3in"><text:p text:style-name="P103"><text:span text:style-name="T75">AMQP Open</text:span></text:p><text:p text:style-name="P103"><text:span text:style-name="T75"/></text:p></draw:line></draw:g></text:p></draw:text-box></draw:frame><text:span text:style-name="T61">Figure <text:s/>– </text:span><text:span text:style-name="T62">AMQP Open Forwarding with No Policy Approval</text:span></text:p>
      <text:p text:style-name="P10"/>
      <text:p text:style-name="P7"><text:span text:style-name="T22">With Policy enforcement </text:span><text:span text:style-name="T18">QDR intercepts the AMQP Open and </text:span><text:span text:style-name="T23">queries Policy for approval.</text:span><text:span text:style-name="T21"> </text:span></text:p>
      <text:p text:style-name="P9"><draw:frame draw:style-name="fr2" draw:name="Frame5" text:anchor-type="paragraph" svg:width="6.5728in" draw:z-index="3"><draw:text-box fo:min-height="3.0972in"><text:p text:style-name="P39"><draw:g text:anchor-type="paragraph" draw:z-index="8" draw:style-name="gr1"><draw:custom-shape draw:style-name="gr14" draw:text-style-name="P113" svg:width="0.6004in" svg:height="0.5504in" svg:x="0.6874in" svg:y="0.1146in"><text:p text:style-name="P103"><text:span text:style-name="T75">Clie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13" svg:width="0.6004in" svg:height="0.5504in" svg:x="2.5874in" svg:y="0.1146in"><text:p text:style-name="P103"><text:span text:style-name="T75">QD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08" svg:x1="0.987in" svg:y1="0.6646in" svg:x2="0.987in" svg:y2="2.5646in"><text:p/></draw:line><draw:line draw:style-name="gr6" draw:text-style-name="P108" svg:x1="2.887in" svg:y1="0.6646in" svg:x2="2.887in" svg:y2="2.4146in"><text:p/></draw:line><draw:line draw:style-name="gr15" draw:text-style-name="P114" svg:x1="0.987in" svg:y1="0.7146in" svg:x2="2.887in" svg:y2="0.8646in"><text:p text:style-name="P103"><text:span text:style-name="T75">AMQP Open</text:span></text:p><text:p text:style-name="P103"><text:span text:style-name="T75"/></text:p></draw:line><draw:custom-shape draw:style-name="gr14" draw:text-style-name="P113" svg:width="0.6004in" svg:height="0.5504in" svg:x="4.8874in" svg:y="0.1146in"><text:p text:style-name="P103"><text:span text:style-name="T75">$polic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08" svg:x1="5.187in" svg:y1="0.6646in" svg:x2="5.187in" svg:y2="2.2146in"><text:p/></draw:line><draw:line draw:style-name="gr15" draw:text-style-name="P114" svg:x1="2.887in" svg:y1="0.9146in" svg:x2="5.187in" svg:y2="1.0146in"><text:p text:style-name="P103"><text:span text:style-name="T75">policy user authorize</text:span></text:p><text:p text:style-name="P103"><text:span text:style-name="T75">(host, user, app)</text:span></text:p></draw:line><draw:line draw:style-name="gr16" draw:text-style-name="P114" svg:x1="2.887in" svg:y1="1.4146in" svg:x2="5.187in" svg:y2="1.2646in"><text:p text:style-name="P103"><text:span text:style-name="T75">authorize: OK</text:span></text:p><text:p text:style-name="P103"><text:span text:style-name="T75">usergroup = admin</text:span></text:p></draw:line><draw:line draw:style-name="gr15" draw:text-style-name="P114" svg:x1="2.887in" svg:y1="1.6146in" svg:x2="5.187in" svg:y2="1.7646in"><text:p text:style-name="P103"><text:span text:style-name="T75">get policy setting</text:span></text:p><text:p text:style-name="P103"><text:span text:style-name="T75">(app, admin)</text:span></text:p></draw:line><draw:line draw:style-name="gr16" draw:text-style-name="P114" svg:x1="2.887in" svg:y1="2.1646in" svg:x2="5.187in" svg:y2="2.0146in"><text:p text:style-name="P103"><text:span text:style-name="T75">policy data</text:span></text:p><text:p text:style-name="P103"><text:span text:style-name="T75">(app, admin)</text:span></text:p></draw:line><draw:line draw:style-name="gr16" draw:text-style-name="P114" svg:x1="0.987in" svg:y1="2.4646in" svg:x2="2.887in" svg:y2="2.2646in"><text:p text:style-name="P103"><text:span text:style-name="T75">AMQP Open</text:span></text:p><text:p text:style-name="P103"><text:span text:style-name="T75">with (app, admin) policy limits</text:span></text:p></draw:line></draw:g></text:p></draw:text-box></draw:frame></text:p>
      <text:h text:style-name="P92" text:outline-level="3"><text:soft-page-break/></text:h>
      <text:h text:style-name="P92" text:outline-level="3"/>
      <text:h text:style-name="P92" text:outline-level="3"/>
      <text:h text:style-name="P92" text:outline-level="3"/>
      <text:h text:style-name="P92" text:outline-level="3"/>
      <text:p text:style-name="P38"><text:bookmark-start text:name="__RefHeading__131_638938436"/><text:span text:style-name="T63">Figure </text:span><text:span text:style-name="T64"><text:s/></text:span><text:span text:style-name="T63">– </text:span><text:span text:style-name="T62">AMQP Open Forwarding with Policy Approval</text:span><text:bookmark-end text:name="__RefHeading__131_638938436"/></text:p>
      <text:p text:style-name="P59"><text:span text:style-name="T18">The first step is the </text:span><text:span text:style-name="T7">authorize(host, user, app)</text:span><text:span text:style-name="T18"> query to approve the user, verify the ingress host, and check application connection counts. The result of this query on approval is the name of the user group.</text:span></text:p>
      <text:p text:style-name="P59"><text:span text:style-name="T18">The next step is the </text:span><text:span text:style-name="T9">get p</text:span><text:span text:style-name="T7">olicy </text:span><text:span text:style-name="T9">settings</text:span><text:span text:style-name="T7"> (</text:span><text:span text:style-name="T9">app, </text:span><text:span text:style-name="T7">usergroup)</text:span><text:span text:style-name="T18"> where the </text:span><text:span text:style-name="T36">application and </text:span><text:span text:style-name="T18">user group name</text:span><text:span text:style-name="T36">s</text:span><text:span text:style-name="T18"> </text:span><text:span text:style-name="T36">are</text:span><text:span text:style-name="T18"> presented and the policy engine returns the Resource Limit settings.</text:span></text:p>
      <text:h text:style-name="P94" text:outline-level="3"><text:bookmark-start text:name="__RefHeading__1130_241761259"/>Connection Denial<text:bookmark-end text:name="__RefHeading__1130_241761259"/></text:h>
      <text:p text:style-name="P27">When QDR denies a connection the following exchange takes place over the wire.</text:p>
      <text:p text:style-name="P27"><draw:frame draw:style-name="fr3" draw:name="Frame6" text:anchor-type="paragraph" svg:width="6.5728in" draw:z-index="11"><draw:text-box fo:min-height="3.311in"><text:p text:style-name="P39"><draw:g text:anchor-type="paragraph" draw:z-index="12" draw:style-name="gr1"><draw:custom-shape draw:style-name="gr14" draw:text-style-name="P113" svg:width="0.6004in" svg:height="0.5504in" svg:x="0.8957in" svg:y="0.4063in"><text:p text:style-name="P103"><text:span text:style-name="T75">Clie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13" svg:width="0.6004in" svg:height="0.5504in" svg:x="4.3457in" svg:y="0.4063in"><text:p text:style-name="P103"><text:span text:style-name="T75">QD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08" svg:x1="1.1957in" svg:y1="0.9563in" svg:x2="1.1957in" svg:y2="2.8563in"><text:p/></draw:line><draw:line draw:style-name="gr6" draw:text-style-name="P108" svg:x1="4.6457in" svg:y1="0.9563in" svg:x2="4.6457in" svg:y2="2.7063in"><text:p/></draw:line><draw:line draw:style-name="gr15" draw:text-style-name="P114" svg:x1="1.1957in" svg:y1="1.1299in" svg:x2="4.6457in" svg:y2="1.2563in"><text:p text:style-name="P103"><text:span text:style-name="T75">AMQP Open</text:span></text:p><text:p text:style-name="P103"><text:span text:style-name="T75"/></text:p></draw:line><draw:line draw:style-name="gr16" draw:text-style-name="P114" svg:x1="1.1957in" svg:y1="1.7563in" svg:x2="4.6457in" svg:y2="1.5063in"><text:p text:style-name="P103"><text:span text:style-name="T75">AMQP Open</text:span></text:p><text:p text:style-name="P103"><text:span text:style-name="T75"/></text:p></draw:line><draw:line draw:style-name="gr16" draw:text-style-name="P114" svg:x1="1.1957in" svg:y1="2.2063in" svg:x2="4.6457in" svg:y2="1.9063in"><text:p text:style-name="P103"><text:span text:style-name="T75"/></text:p><text:p text:style-name="P103"><text:span text:style-name="T75">AMQP Close</text:span></text:p><text:p text:style-name="P103"><text:span text:style-name="T75">condition=:"amqp:resource-limit-exceeded", </text:span></text:p><text:p text:style-name="P103"><text:span text:style-name="T75">description="connection disallowed by local policy"</text:span></text:p></draw:line></draw:g></text:p></draw:text-box></draw:frame>Figure <text:s/>– Connection Denial</text:p>
      <text:list xml:id="list2511734830220847887" text:style-name="L5">
        <text:list-item>
          <text:p text:style-name="P85">The client sends an Open to QDR.</text:p>
        </text:list-item>
        <text:list-item>
          <text:p text:style-name="P85">QDR goes through the user approval logic and determines that the connection should be denied. The first step of denial is to return an Open as if the connection is opening normally.</text:p>
        </text:list-item>
        <text:list-item>
          <text:p text:style-name="P85">QDR then immediately sends a Close with an error condition.</text:p>
        </text:list-item>
      </text:list>
      <text:h text:style-name="P94" text:outline-level="3"><text:bookmark-start text:name="__RefHeading__1132_241761259"/>Session Denial<text:bookmark-end text:name="__RefHeading__1132_241761259"/></text:h>
      <text:p text:style-name="P28"><text:span text:style-name="T69">Session denials are effected by limiting the </text:span><text:span text:style-name="T10">channel-max</text:span><text:span text:style-name="T38"> attribute returned to the client in the AMQP </text:span><text:soft-page-break/><text:span text:style-name="T38">Open during an approved connection. The client should be unable to create a session beyond the channel-max value and thus the session limit is enforced by the AMQP protocol itself.</text:span></text:p>
      <text:p text:style-name="Text_20_body"><text:span text:style-name="T38">I</text:span><text:span text:style-name="T18">n the event that the client goes awry and opens a session using a forbidden channel number then QDR will respond the event the same as a connection denial except that the commands over the wire are </text:span><text:span text:style-name="T12">Begin</text:span><text:span text:style-name="T18"> instead of </text:span><text:span text:style-name="T12">Open</text:span><text:span text:style-name="T18"> and </text:span><text:span text:style-name="T12">End</text:span><text:span text:style-name="T18"> instead of </text:span><text:span text:style-name="T15">Close</text:span><text:span text:style-name="T39">.</text:span></text:p>
      <text:h text:style-name="P95" text:outline-level="3"><text:bookmark-start text:name="__RefHeading__1136_241761259"/><text:span text:style-name="T38">L</text:span><text:span text:style-name="T18">ink Denial</text:span><text:bookmark-end text:name="__RefHeading__1136_241761259"/></text:h>
      <text:p text:style-name="P27"><text:span text:style-name="T18">Link denials are handled the same as connection denials except the commands over the wire are </text:span><text:span text:style-name="T12">Attach</text:span><text:span text:style-name="T18"> instead of </text:span><text:span text:style-name="T12">Open</text:span><text:span text:style-name="T18"> and </text:span><text:span text:style-name="T12">Detach</text:span><text:span text:style-name="T18"> instead of </text:span><text:span text:style-name="T12">Close</text:span><text:span text:style-name="T18">.</text:span></text:p>
      <text:p text:style-name="P12">Links are counted across all sessions in the connections. If a Policy specifies maxSenders = 7 for example then only seven senders are allowed even if the connection has twenty sessions. </text:p>
      <text:p text:style-name="P12"/>
      <text:h text:style-name="P98" text:outline-level="3"><text:bookmark-start text:name="__RefHeading__1124_241761259"/>User Approval<text:bookmark-end text:name="__RefHeading__1124_241761259"/></text:h>
      <text:p text:style-name="P26">For a given application user approval consists of</text:p>
      <text:list xml:id="list4582284687036702854" text:style-name="L6">
        <text:list-item>
          <text:p text:style-name="P86">assigning the user to a group name or to the default group</text:p>
        </text:list-item>
        <text:list-item>
          <text:p text:style-name="P86">verifying that the user is connecti<text:span text:style-name="T72">ng</text:span> from an approved network host</text:p>
        </text:list-item>
      </text:list>
      <text:p text:style-name="P60"><draw:frame draw:style-name="fr4" draw:name="Frame3" text:anchor-type="paragraph" svg:x="0.1402in" svg:y="0.0791in" svg:width="6.3543in" draw:z-index="9"><draw:text-box fo:min-height="5.6535in"><text:p text:style-name="Frame_20_contents"><draw:g text:anchor-type="paragraph" draw:z-index="10" draw:style-name="gr1"><draw:custom-shape draw:style-name="gr18" draw:text-style-name="P113" svg:width="1.4004in" svg:height="0.4004in" svg:x="2.7937in" svg:y="0.3543in"><text:p text:style-name="P103"><text:span text:style-name="T77">authorize</text:span><text:span text:style-name="T75"> (</text:span></text:p><text:p text:style-name="P103"><text:span text:style-name="T75">user, host )</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115" xml:id="id1" draw:id="id1" svg:width="1.2504in" svg:height="0.7004in" svg:x="2.8437in" svg:y="0.9543in"><text:p text:style-name="P103"><text:span text:style-name="T78">User </text:span></text:p><text:p text:style-name="P103"><text:span text:style-name="T78">in a</text:span></text:p><text:p text:style-name="P103"><text:span text:style-name="T78">group?</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0" draw:text-style-name="P115" xml:id="id2" draw:id="id2" svg:width="1.2504in" svg:height="0.6004in" svg:x="1.2937in" svg:y="1.6543in"><text:p text:style-name="P103"><text:span text:style-name="T78">Allow</text:span></text:p><text:p text:style-name="P103"><text:span text:style-name="T78">defaul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1" draw:text-style-name="P115" xml:id="id3" draw:id="id3" svg:width="1.0504in" svg:height="0.3004in" svg:x="2.2937in" svg:y="2.2543in"><text:p text:style-name="P103"><text:span text:style-name="T78">group = 'default'</text:span></text:p><draw:enhanced-geometry svg:viewBox="0 0 21600 21600" draw:glue-points="10800 0 0 10800 10800 21600 21600 10800" draw:type="flowchart-process" draw:enhanced-path="M 0 0 L 21600 0 21600 21600 0 21600 0 0 Z N"/></draw:custom-shape><draw:custom-shape draw:style-name="gr22" draw:text-style-name="P115" xml:id="id6" draw:id="id6" svg:width="1.5504in" svg:height="0.3004in" svg:x="4.0937in" svg:y="2.2543in"><text:p text:style-name="P103"><text:span text:style-name="T78">group = user's group</text:span></text:p><draw:enhanced-geometry svg:viewBox="0 0 21600 21600" draw:glue-points="10800 0 0 10800 10800 21600 21600 10800" draw:type="flowchart-process" draw:enhanced-path="M 0 0 L 21600 0 21600 21600 0 21600 0 0 Z N"/></draw:custom-shape><draw:custom-shape draw:style-name="gr23" draw:text-style-name="P115" xml:id="id7" draw:id="id7" svg:width="1.3004in" svg:height="0.8504in" svg:x="2.9437in" svg:y="2.9543in"><text:p text:style-name="P103"><text:span text:style-name="T78">group has</text:span></text:p><text:p text:style-name="P103"><text:span text:style-name="T78">ingress policy?</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4" draw:text-style-name="P115" xml:id="id8" draw:id="id8" svg:width="1.2504in" svg:height="0.8504in" svg:x="1.9937in" svg:y="3.7543in"><text:p text:style-name="P103"><text:span text:style-name="T78">host in one</text:span></text:p><text:p text:style-name="P103"><text:span text:style-name="T78">of ingress host</text:span></text:p><text:p text:style-name="P103"><text:span text:style-name="T78">groups?</text:span></text:p><draw:enhanced-geometry svg:viewBox="0 0 21600 21600" draw:glue-points="10800 0 0 10800 10800 21600 21600 10800" draw:text-areas="5400 5400 16200 16200" draw:type="flowchart-decision" draw:enhanced-path="M 0 10800 L 10800 0 21600 10800 10800 21600 0 10800 Z N"/></draw:custom-shape><draw:line draw:style-name="gr25" draw:text-style-name="P108" svg:x1="3.4933in" svg:y1="0.7539in" svg:x2="3.4933in" svg:y2="0.9539in"><text:p/></draw:line><draw:connector draw:style-name="gr26" draw:text-style-name="P116" svg:x1="2.8437in" svg:y1="1.3043in" svg:x2="1.9189in" svg:y2="1.6543in" draw:start-shape="id1" draw:start-glue-point="5" draw:end-shape="id2" draw:end-glue-point="4" svg:d="M7223 3313h-2349v889" svg:viewBox="0 0 2351 891"><text:p/></draw:connector><draw:custom-shape draw:style-name="gr27" draw:text-style-name="P113" xml:id="id10" draw:id="id10" svg:width="1.4004in" svg:height="0.5504in" svg:x="0.3437in" svg:y="4.6043in"><text:p text:style-name="P103"><text:span text:style-name="T77">DENY</text:span></text:p><text:p text:style-name="P103"><text:span text:style-name="T75">return ''</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 draw:text-style-name="P113" xml:id="id11" draw:id="id11" svg:width="1.4004in" svg:height="0.5504in" svg:x="4.1937in" svg:y="4.6043in"><text:p text:style-name="P103"><text:span text:style-name="T77">ALLOW</text:span></text:p><text:p text:style-name="P103"><text:span text:style-name="T75">return grou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6" draw:text-style-name="P116" svg:x1="2.5437in" svg:y1="1.9543in" svg:x2="2.8189in" svg:y2="2.2543in" draw:start-shape="id2" draw:start-glue-point="7" draw:end-shape="id3" draw:end-glue-point="4" svg:d="M6461 4964h699v762" svg:viewBox="0 0 700 764"><text:p/></draw:connector><draw:line draw:style-name="gr28" draw:text-style-name="P108" xml:id="id5" draw:id="id5" svg:x1="3.5933in" svg:y1="2.6539in" svg:x2="3.5933in" svg:y2="2.4039in"><text:p/></draw:line><draw:connector draw:style-name="gr26" draw:text-style-name="P116" svg:x1="1.2937in" svg:y1="1.9543in" svg:x2="1.0437in" svg:y2="4.1791in" draw:start-shape="id2" draw:start-glue-point="5" draw:end-shape="id4" draw:end-glue-point="0" svg:d="M3286 4964h-635v5651" svg:viewBox="0 0 637 5653"><text:p/></draw:connector><draw:connector draw:style-name="gr29" draw:text-style-name="P116" draw:line-skew="-0.1295in" svg:x1="2.8189in" svg:y1="2.5543in" svg:x2="3.5929in" svg:y2="2.6543in" draw:start-shape="id3" draw:start-glue-point="6" draw:end-shape="id5" draw:end-glue-point="2" svg:d="M7160 6488v423h1966v-169" svg:viewBox="0 0 1969 425"><text:p/></draw:connector><draw:connector draw:style-name="gr29" draw:text-style-name="P116" draw:line-skew="-0.1295in" svg:x1="4.8689in" svg:y1="2.5543in" svg:x2="3.5929in" svg:y2="2.6543in" draw:start-shape="id6" draw:start-glue-point="6" draw:end-shape="id5" draw:end-glue-point="2" svg:d="M12367 6488v423h-3241v-169" svg:viewBox="0 0 3242 425"><text:p/></draw:connector><draw:line draw:style-name="gr28" draw:text-style-name="P108" svg:x1="3.5933in" svg:y1="2.9539in" svg:x2="3.5933in" svg:y2="2.7039in"><text:p/></draw:line><draw:connector draw:style-name="gr26" draw:text-style-name="P116" svg:x1="4.0937in" svg:y1="1.3043in" svg:x2="4.8689in" svg:y2="2.2543in" draw:start-shape="id1" draw:start-glue-point="7" draw:end-shape="id6" draw:end-glue-point="4" svg:d="M10398 3313h1969v2413" svg:viewBox="0 0 1970 2415"><text:p/></draw:connector><draw:connector draw:style-name="gr26" draw:text-style-name="P116" svg:x1="2.9437in" svg:y1="3.3795in" svg:x2="2.6189in" svg:y2="3.7547in" draw:start-shape="id7" draw:start-glue-point="5" draw:end-shape="id8" draw:end-glue-point="4" svg:d="M7477 8584h-825v953" svg:viewBox="0 0 827 954"><text:p/></draw:connector><draw:connector draw:style-name="gr26" draw:text-style-name="P116" svg:x1="4.2437in" svg:y1="3.3795in" svg:x2="4.8937in" svg:y2="4.1795in" draw:start-shape="id7" draw:start-glue-point="7" draw:end-shape="id9" draw:end-glue-point="0" svg:d="M10779 8584h1651v2032" svg:viewBox="0 0 1653 2034"><text:p/></draw:connector><draw:connector draw:style-name="gr26" draw:text-style-name="P116" xml:id="id4" draw:id="id4" svg:x1="1.9937in" svg:y1="4.1795in" svg:x2="1.0437in" svg:y2="4.6047in" draw:start-shape="id8" draw:start-glue-point="5" draw:end-shape="id10" draw:end-glue-point="4" svg:d="M5064 10616h-2413v1080" svg:viewBox="0 0 2415 1081"><text:p/></draw:connector><draw:connector draw:style-name="gr26" draw:text-style-name="P116" xml:id="id9" draw:id="id9" svg:x1="3.2437in" svg:y1="4.1795in" svg:x2="4.8937in" svg:y2="4.6047in" draw:start-shape="id8" draw:start-glue-point="7" draw:end-shape="id11" draw:end-glue-point="4" svg:d="M8239 10616h4191v1080" svg:viewBox="0 0 4193 1081"><text:p/></draw:connector><draw:line draw:style-name="gr28" draw:text-style-name="P108" svg:x1="3.5933in" svg:y1="2.6539in" svg:x2="3.5933in" svg:y2="2.4039in"><text:p/></draw:line><draw:frame draw:style-name="gr7" draw:text-style-name="P117" svg:width="0.3004in" svg:height="0.2594in" svg:x="2.4937in" svg:y="1.05in"><draw:text-box><text:p text:style-name="P109"><text:span text:style-name="T77">F</text:span></text:p></draw:text-box></draw:frame><draw:frame draw:style-name="gr7" draw:text-style-name="P117" svg:width="0.3004in" svg:height="0.2594in" svg:x="4.1437in" svg:y="1.0043in"><draw:text-box><text:p text:style-name="P109"><text:span text:style-name="T77">T</text:span></text:p></draw:text-box></draw:frame><draw:frame draw:style-name="gr7" draw:text-style-name="P117" svg:width="0.3004in" svg:height="0.2594in" svg:x="0.9937in" svg:y="1.65in"><draw:text-box><text:p text:style-name="P109"><text:span text:style-name="T77">F</text:span></text:p></draw:text-box></draw:frame><draw:frame draw:style-name="gr7" draw:text-style-name="P117" svg:width="0.3004in" svg:height="0.2594in" svg:x="4.2437in" svg:y="3.1043in"><draw:text-box><text:p text:style-name="P109"><text:span text:style-name="T77">F</text:span></text:p></draw:text-box></draw:frame><draw:frame draw:style-name="gr7" draw:text-style-name="P117" svg:width="0.3004in" svg:height="0.2594in" svg:x="1.6937in" svg:y="3.9043in"><draw:text-box><text:p text:style-name="P109"><text:span text:style-name="T77">F</text:span></text:p></draw:text-box></draw:frame><draw:frame draw:style-name="gr7" draw:text-style-name="P117" svg:width="0.3004in" svg:height="0.2594in" svg:x="2.5437in" svg:y="1.7043in"><draw:text-box><text:p text:style-name="P109"><text:span text:style-name="T77">T</text:span></text:p></draw:text-box></draw:frame><draw:frame draw:style-name="gr7" draw:text-style-name="P117" svg:width="0.3004in" svg:height="0.2594in" svg:x="2.6437in" svg:y="3.1043in"><draw:text-box><text:p text:style-name="P109"><text:span text:style-name="T77">T</text:span></text:p></draw:text-box></draw:frame><draw:frame draw:style-name="gr7" draw:text-style-name="P117" svg:width="0.3004in" svg:height="0.2594in" svg:x="3.2437in" svg:y="3.9043in"><draw:text-box><text:p text:style-name="P109"><text:span text:style-name="T77">T</text:span></text:p></draw:text-box></draw:frame><draw:frame draw:style-name="gr30" draw:text-style-name="P110" svg:width="1.8504in" svg:height="0.7504in" svg:x="0.6937in" svg:y="0.4043in"><draw:text-box><text:p text:style-name="P109"><text:span text:style-name="T75">User authorization lookup for an application.</text:span></text:p></draw:text-box></draw:frame></draw:g></text:p></draw:text-box></draw:frame></text:p>
      <text:p text:style-name="P38"><text:span text:style-name="T63">Figure <text:s/>– </text:span><text:span text:style-name="T65">User authorization policy logic</text:span></text:p>
      <text:p text:style-name="P13">The result of the authorization lookup for allowed access is the user's group name and for denied access is a blank string.</text:p>
      <text:p text:style-name="P14">The final settings used for this user's connection are stored in the application's settings indexed by the user's group name.</text:p>
      <text:h text:style-name="P74" text:outline-level="1"><text:bookmark-start text:name="__RefHeading__2442_241761259"/>Composing a Policy<text:bookmark-end text:name="__RefHeading__2442_241761259"/></text:h>
      <text:h text:style-name="P96" text:outline-level="3"><text:bookmark-start text:name="__RefHeading__2446_241761259"/>User Name Wildcard<text:bookmark-end text:name="__RefHeading__2446_241761259"/></text:h>
      <text:p text:style-name="P29">A username in a Policy ruleset userGroup specification may be terminated with an <text:span text:style-name="T71">'*'</text:span><text:span text:style-name="T61"> to allow any user name beginning with the specified prefix to be accepted.</text:span></text:p>
      <text:p text:style-name="P64"><text:span text:style-name="T51"><text:s text:c="7"/>"</text:span><text:span text:style-name="T52">Customers”: “customer*, subscriber_*”</text:span></text:p>
      <text:h text:style-name="P96" text:outline-level="3"><text:bookmark-start text:name="__RefHeading__2448_241761259"/><text:span text:style-name="T61">Source and Target </text:span><text:span text:style-name="T67">Lists</text:span><text:span text:style-name="T61"> User Name Substitution </text:span><text:span text:style-name="T67">and Wildcard</text:span><text:bookmark-end text:name="__RefHeading__2448_241761259"/></text:h>
      <text:p text:style-name="P29"><text:span text:style-name="T61">In the ruleset definition for settings:sources and settings:targets may include </text:span><text:span text:style-name="T66">the token “</text:span><text:span text:style-name="T11">${user}</text:span><text:span text:style-name="T40">” or a trailing </text:span><text:span text:style-name="T46">'*'</text:span><text:span text:style-name="T40">.</text:span></text:p>
      <text:p text:style-name="P30"><text:span text:style-name="T18">The </text:span><text:span text:style-name="T12">${user}</text:span><text:span text:style-name="T18"> token is replaced with authenticated user name for the connection. Using this token an administrator may allow access to some resources for all users without naming each of them individually. This token may be used with the following restrictions:</text:span></text:p>
      <text:list xml:id="list7819047034415143456" text:style-name="L7">
        <text:list-item>
          <text:p text:style-name="P83">The token is substituted only once for the leftmost user name found in the incoming source our target link name.</text:p>
        </text:list-item>
      </text:list>
      <text:p text:style-name="P15">The '*' is only recognized if it is the last character in the link name specification.</text:p>
      <text:p text:style-name="P30"><text:span text:style-name="T18">The </text:span><text:span text:style-name="T12">${user}</text:span><text:span text:style-name="T18"> and '*' features may be combined.</text:span></text:p>
      <text:p text:style-name="P15"/>
      <text:h text:style-name="P75" text:outline-level="1"><text:bookmark-start text:name="__RefHeading__2450_241761259"/>Example Policy<text:tab/><text:bookmark-end text:name="__RefHeading__2450_241761259"/></text:h>
      <text:p text:style-name="P31"><text:span text:style-name="T18">Here is a simple demonstration Policy. </text:span><text:span text:style-name="T44">TO DO: </text:span><text:span text:style-name="T18">get some more realistic values.</text:span></text:p>
      <text:p text:style-name="P63"><text:s text:c="4"/>["policyRuleset",</text:p>
      <text:p text:style-name="P63"><text:s text:c="8"/>{</text:p>
      <text:p text:style-name="P63"><text:s text:c="12"/>"applicationName": "boardwalk",</text:p>
      <text:p text:style-name="P63"><text:s text:c="12"/>"maxConnections": 10,</text:p>
      <text:p text:style-name="P63"><text:s text:c="12"/>"maxConnPerUser": 2,</text:p>
      <text:p text:style-name="P63"><text:s text:c="12"/>"maxConnPerHost": 5,</text:p>
      <text:p text:style-name="P63"><text:s text:c="12"/>"userGroups": {</text:p>
      <text:p text:style-name="P63"><text:s text:c="16"/>"anonymous": "anonymous",</text:p>
      <text:p text:style-name="P63"><text:s text:c="16"/>"users": "u1 u2 u3",</text:p>
      <text:p text:style-name="P63"><text:s text:c="16"/>"superuser": "ellen"</text:p>
      <text:p text:style-name="P63"><text:s text:c="12"/>},</text:p>
      <text:p text:style-name="P63"><text:s text:c="12"/>"ingressHostGroups": {</text:p>
      <text:p text:style-name="P63"><text:s text:c="16"/>"Ten18": "10.18.0.0-10.18.255.255",</text:p>
      <text:p text:style-name="P63"><text:s text:c="16"/>"EllensWS": "72.135.2.9",</text:p>
      <text:p text:style-name="P63"><text:s text:c="16"/>"TheLabs": "10.48.0.0-10.48.255.255, 192.168.0.0-192.168.255.255",</text:p>
      <text:p text:style-name="P63"><text:s text:c="16"/>"Localhost": "127.0.0.1, ::1"</text:p>
      <text:p text:style-name="P63"><text:s text:c="12"/>},</text:p>
      <text:p text:style-name="P63"><text:s text:c="12"/>"ingressPolicies": {</text:p>
      <text:p text:style-name="P63"><text:s text:c="16"/>"anonymous": "Ten18, TheLabs",</text:p>
      <text:p text:style-name="P63"><text:s text:c="16"/>"superuser": "Localhost, EllensWS"</text:p>
      <text:p text:style-name="P63"><text:s text:c="12"/>},</text:p>
      <text:p text:style-name="P63"><text:s text:c="12"/>"connectionAllowDefault": true,</text:p>
      <text:p text:style-name="P63"><text:s text:c="12"/>"settings": {</text:p>
      <text:p text:style-name="P63"><text:s text:c="16"/>"anonymous": {</text:p>
      <text:p text:style-name="P63"><text:s text:c="20"/>"maxFrameSize": 111111,</text:p>
      <text:p text:style-name="P63"><text:s text:c="20"/>"maxMessageSize": 111111,</text:p>
      <text:p text:style-name="P63"><text:s text:c="20"/>"maxSessionWindow": 111111,</text:p>
      <text:p text:style-name="P63"><text:s text:c="20"/>"maxSessions": 1,</text:p>
      <text:p text:style-name="P63"><text:s text:c="20"/>"maxSenders": 11,</text:p>
      <text:p text:style-name="P63"><text:s text:c="20"/>"maxReceivers": 11,</text:p>
      <text:p text:style-name="P63"><text:s text:c="20"/>"allowDynamicSrc": false,</text:p>
      <text:p text:style-name="P63"><text:s text:c="20"/>"allowAnonymousSender": false,</text:p>
      <text:p text:style-name="P63"><text:s text:c="20"/>"sources": "public*",</text:p>
      <text:p text:style-name="P63"><text:s text:c="20"/>"targets": ""</text:p>
      <text:p text:style-name="P63"><text:s text:c="16"/>},</text:p>
      <text:p text:style-name="P63"><text:s text:c="16"/>"users": {</text:p>
      <text:p text:style-name="P63"><text:s text:c="20"/>"maxFrameSize": 222222,</text:p>
      <text:p text:style-name="P63"><text:s text:c="20"/>"maxMessageSize": 222222,</text:p>
      <text:p text:style-name="P63"><text:s text:c="20"/>"maxSessionWindow": 222222,</text:p>
      <text:p text:style-name="P63"><text:s text:c="20"/>"maxSessions": 2,</text:p>
      <text:p text:style-name="P63"><text:s text:c="20"/>"maxSenders": 22,</text:p>
      <text:p text:style-name="P63"><text:s text:c="20"/>"maxReceivers": 22,</text:p>
      <text:p text:style-name="P63"><text:s text:c="20"/>"allowDynamicSrc": false,</text:p>
      <text:p text:style-name="P63"><text:s text:c="20"/>"allowAnonymousSender": false,</text:p>
      <text:p text:style-name="Preformatted_20_Text"><text:span text:style-name="T18"><text:s text:c="20"/>"sources": "public, private_</text:span><text:span text:style-name="T41">${user}*</text:span><text:span text:style-name="T18">",</text:span></text:p>
      <text:p text:style-name="Preformatted_20_Text"><text:span text:style-name="T18"><text:s text:c="20"/>"targets": "public, </text:span><text:span text:style-name="T41">private_${user}*</text:span><text:span text:style-name="T18">"</text:span></text:p>
      <text:p text:style-name="P63"><text:s text:c="16"/>},</text:p>
      <text:p text:style-name="P63"><text:s text:c="16"/>"superuser": {</text:p>
      <text:p text:style-name="P63"><text:s text:c="20"/>"maxFrameSize": 666666,</text:p>
      <text:p text:style-name="P63"><text:s text:c="20"/>"maxMessageSize": 666666,</text:p>
      <text:p text:style-name="P63"><text:s text:c="20"/>"maxSessionWindow": 666666,</text:p>
      <text:p text:style-name="P63"><text:s text:c="20"/>"maxSessions": 6,</text:p>
      <text:p text:style-name="P63"><text:s text:c="20"/>"maxSenders": 66,</text:p>
      <text:p text:style-name="P63"><text:s text:c="20"/>"maxReceivers": 66,</text:p>
      <text:p text:style-name="P63"><text:soft-page-break/><text:s text:c="20"/>"allowDynamicSrc": false,</text:p>
      <text:p text:style-name="P63"><text:s text:c="20"/>"allowAnonymousSender": false,</text:p>
      <text:p text:style-name="P63"><text:s text:c="20"/>"sources": "public, private, management, root*",</text:p>
      <text:p text:style-name="P63"><text:s text:c="20"/>"targets": "public, private, management, root*"</text:p>
      <text:p text:style-name="P63"><text:s text:c="16"/>},</text:p>
      <text:p text:style-name="P63"><text:s text:c="16"/>"default": {</text:p>
      <text:p text:style-name="P63"><text:s text:c="20"/>"maxFrameSize": 222222,</text:p>
      <text:p text:style-name="P63"><text:s text:c="20"/>"maxMessageSize": 222222,</text:p>
      <text:p text:style-name="P63"><text:s text:c="20"/>"maxSessionWindow": 222222,</text:p>
      <text:p text:style-name="P63"><text:s text:c="20"/>"maxSessions": 2,</text:p>
      <text:p text:style-name="P63"><text:s text:c="20"/>"maxSenders": 22,</text:p>
      <text:p text:style-name="P63"><text:s text:c="20"/>"maxReceivers": 22,</text:p>
      <text:p text:style-name="P63"><text:s text:c="20"/>"allowDynamicSrc": false,</text:p>
      <text:p text:style-name="P63"><text:s text:c="20"/>"allowAnonymousSender": false,</text:p>
      <text:p text:style-name="P63"><text:s text:c="20"/>"sources": "public, private",</text:p>
      <text:p text:style-name="P63"><text:s text:c="20"/>"targets": "public"</text:p>
      <text:p text:style-name="P63"><text:s text:c="16"/>}</text:p>
      <text:p text:style-name="P63"><text:s text:c="12"/>}</text:p>
      <text:p text:style-name="P63"><text:s text:c="8"/>}</text:p>
      <text:p text:style-name="P63"><text:s text:c="4"/>]</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uck Rolke</meta:initial-creator>
    <meta:creation-date>2016-01-04T12:34:40.794379095</meta:creation-date>
    <dc:date>2016-05-13T11:34:42.322213118</dc:date>
    <dc:creator>Chuck Rolke</dc:creator>
    <meta:editing-duration>PT4H32M15S</meta:editing-duration>
    <meta:editing-cycles>36</meta:editing-cycles>
    <meta:generator>LibreOffice/5.0.6.2$Linux_X86_64 LibreOffice_project/00$Build-2</meta:generator>
    <meta:document-statistic meta:table-count="5" meta:image-count="0" meta:object-count="0" meta:page-count="18" meta:paragraph-count="299" meta:word-count="2657" meta:character-count="18667" meta:non-whitespace-character-count="15012"/>
  </office:meta>
</office:document-meta>
</file>